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Таблица1" style:family="table">
      <style:table-properties style:width="10.881cm" table:align="left"/>
    </style:style>
    <style:style style:name="Таблица1.A" style:family="table-column">
      <style:table-column-properties style:column-width="4.283cm"/>
    </style:style>
    <style:style style:name="Таблица1.B" style:family="table-column">
      <style:table-column-properties style:column-width="6.599cm"/>
    </style:style>
    <style:style style:name="Таблица1.A1" style:family="table-cell">
      <style:table-cell-properties style:vertical-align="middle" fo:padding="0.049cm" fo:border="none"/>
    </style:style>
    <style:style style:name="Таблица2" style:family="table">
      <style:table-properties style:width="17cm" table:align="left"/>
    </style:style>
    <style:style style:name="Таблица2.A" style:family="table-column">
      <style:table-column-properties style:column-width="7.156cm"/>
    </style:style>
    <style:style style:name="Таблица2.B" style:family="table-column">
      <style:table-column-properties style:column-width="2.762cm"/>
    </style:style>
    <style:style style:name="Таблица2.C" style:family="table-column">
      <style:table-column-properties style:column-width="7.082cm"/>
    </style:style>
    <style:style style:name="Таблица2.A1" style:family="table-cell">
      <style:table-cell-properties style:vertical-align="middle" fo:padding="0.049cm" fo:border="none"/>
    </style:style>
    <style:style style:name="P1" style:family="paragraph" style:parent-style-name="Heading_20_1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e2e3e7" loext:opacity="100%" style:font-name="BlinkMacSystemFont" fo:font-size="24pt" fo:letter-spacing="normal" fo:font-style="normal" fo:font-weight="bold"/>
    </style:style>
    <style:style style:name="P2" style:family="paragraph" style:parent-style-name="Text_20_body">
      <style:paragraph-properties fo:margin-left="0cm" fo:margin-right="0cm" fo:margin-top="0cm" fo:margin-bottom="0.318cm" style:contextual-spacing="false" style:line-height-at-least="1.058cm" fo:orphans="2" fo:widows="2" fo:text-indent="0cm" style:auto-text-indent="false" fo:padding="0cm" fo:border="none"/>
      <style:text-properties fo:font-variant="normal" fo:text-transform="none" fo:color="#e2e3e7" loext:opacity="100%" style:font-name="BlinkMacSystemFont" fo:font-size="24pt" fo:letter-spacing="normal" fo:font-style="normal" fo:font-weight="bold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</style:style>
    <style:style style:name="P4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e2e3e7" loext:opacity="100%" style:font-name="BlinkMacSystemFont" fo:font-size="12pt" officeooo:rsid="00093f3c"/>
    </style:style>
    <style:style style:name="P5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e2e3e7" loext:opacity="100%" style:font-name="BlinkMacSystemFont" officeooo:rsid="00093f3c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dbbfc"/>
    </style:style>
    <style:style style:name="P8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9" style:family="paragraph" style:parent-style-name="Standard">
      <style:paragraph-properties fo:margin-top="0cm" fo:margin-bottom="0.499cm" style:contextual-spacing="false" style:line-height-at-least="0.503cm"/>
    </style:style>
    <style:style style:name="P10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11" style:family="paragraph" style:parent-style-name="Standard">
      <style:paragraph-properties style:line-height-at-least="0.503cm"/>
    </style:style>
    <style:style style:name="P12" style:family="paragraph" style:parent-style-name="Heading_20_2">
      <style:paragraph-properties fo:margin-left="0cm" fo:margin-right="0cm" fo:orphans="2" fo:widows="2" fo:text-indent="0cm" style:auto-text-indent="false"/>
      <style:text-properties officeooo:paragraph-rsid="000dbbfc"/>
    </style:style>
    <style:style style:name="P13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e2e3e7" loext:opacity="100%" style:font-name="BlinkMacSystemFont" fo:font-size="12pt" fo:letter-spacing="normal" fo:language="kk" fo:country="KZ" fo:font-style="normal" fo:font-weight="normal" officeooo:rsid="000dbbfc"/>
    </style:style>
    <style:style style:name="P14" style:family="paragraph" style:parent-style-name="Text_20_body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color="#e2e3e7" loext:opacity="100%" style:font-name="BlinkMacSystemFont" fo:language="kk" fo:country="KZ" officeooo:rsid="000dbbfc"/>
    </style:style>
    <style:style style:name="P15" style:family="paragraph" style:parent-style-name="Text_20_body" style:list-style-name="L1">
      <style:paragraph-properties fo:margin-left="0cm" fo:margin-right="0cm" fo:margin-top="0cm" fo:margin-bottom="0.582cm" style:contextual-spacing="false" fo:orphans="2" fo:widows="2" fo:text-indent="0cm" style:auto-text-indent="false" fo:padding="0cm" fo:border="none"/>
      <style:text-properties fo:color="#e2e3e7" loext:opacity="100%" style:font-name="BlinkMacSystemFont" fo:language="kk" fo:country="KZ" officeooo:rsid="000dbbfc"/>
    </style:style>
    <style:style style:name="P16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0dbbfc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e2e3e7" loext:opacity="100%" style:font-name="BlinkMacSystemFont" fo:font-size="12pt" fo:language="kk" fo:country="KZ" officeooo:rsid="000dbbfc"/>
    </style:style>
    <style:style style:name="P18" style:family="paragraph" style:parent-style-name="Heading_20_1">
      <style:paragraph-properties fo:margin-left="0cm" fo:margin-right="0cm" fo:orphans="2" fo:widows="2" fo:text-indent="0cm" style:auto-text-indent="false"/>
      <style:text-properties officeooo:paragraph-rsid="000dbbfc"/>
    </style:style>
    <style:style style:name="P19" style:family="paragraph" style:parent-style-name="Text_20_body">
      <style:text-properties fo:color="#e2e3e7" loext:opacity="100%" style:font-name="BlinkMacSystemFont" fo:language="kk" fo:country="KZ" officeooo:rsid="000dbbfc"/>
    </style:style>
    <style:style style:name="P20" style:family="paragraph" style:parent-style-name="Quotations">
      <style:paragraph-properties fo:margin-top="0cm" fo:margin-bottom="0.247cm" style:contextual-spacing="false" fo:line-height="115%"/>
      <style:text-properties fo:color="#e2e3e7" loext:opacity="100%" style:font-name="BlinkMacSystemFont" fo:language="kk" fo:country="KZ" officeooo:rsid="000dbbfc"/>
    </style:style>
    <style:style style:name="P21" style:family="paragraph" style:parent-style-name="Horizontal_20_Line">
      <style:paragraph-properties fo:margin-top="0cm" fo:margin-bottom="0.247cm" style:contextual-spacing="false" fo:line-height="115%"/>
      <style:text-properties fo:color="#e2e3e7" loext:opacity="100%" style:font-name="BlinkMacSystemFont" fo:font-size="12pt" fo:language="kk" fo:country="KZ" officeooo:rsid="000dbbfc"/>
    </style:style>
    <style:style style:name="P22" style:family="paragraph" style:parent-style-name="Heading_20_1">
      <style:paragraph-properties fo:margin-top="0cm" fo:margin-bottom="0.247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23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e2e3e7" loext:opacity="100%" style:font-name="BlinkMacSystemFont" fo:font-size="12pt" fo:language="kk" fo:country="KZ" officeooo:rsid="000dbbfc"/>
    </style:style>
    <style:style style:name="P24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e2e3e7" loext:opacity="100%" style:font-name="BlinkMacSystemFont" fo:font-size="12pt" fo:language="kk" fo:country="KZ" officeooo:rsid="000dbbfc"/>
    </style:style>
    <style:style style:name="P25" style:family="paragraph" style:parent-style-name="Heading_20_3">
      <style:paragraph-properties fo:margin-top="0cm" fo:margin-bottom="0.247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26" style:family="paragraph" style:parent-style-name="Heading_20_1">
      <style:paragraph-properties fo:margin-left="0cm" fo:margin-right="0cm" fo:margin-top="0cm" fo:margin-bottom="0.318cm" style:contextual-spacing="false" fo:orphans="2" fo:widows="2" fo:text-indent="0cm" style:auto-text-indent="false" fo:padding="0cm" fo:border="none"/>
      <style:text-properties fo:font-variant="normal" fo:text-transform="none" fo:color="#e2e3e7" loext:opacity="100%" style:font-name="BlinkMacSystemFont" fo:font-size="12pt" fo:letter-spacing="normal" fo:language="kk" fo:country="KZ" fo:font-style="normal" fo:font-weight="normal" officeooo:rsid="000dbbfc"/>
    </style:style>
    <style:style style:name="P27" style:family="paragraph" style:parent-style-name="Text_20_body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28" style:family="paragraph" style:parent-style-name="Preformatted_20_Text">
      <style:paragraph-properties fo:margin-left="0cm" fo:margin-right="0cm" fo:margin-top="0cm" fo:margin-bottom="0.318cm" style:contextual-spacing="false" fo:line-height="115%" fo:text-indent="0cm" style:auto-text-indent="false" style:writing-mode="lr-tb"/>
      <style:text-properties fo:color="#e2e3e7" loext:opacity="100%" style:font-name="BlinkMacSystemFont" fo:font-size="12pt" fo:language="kk" fo:country="KZ" officeooo:rsid="000dbbfc"/>
    </style:style>
    <style:style style:name="P29" style:family="paragraph" style:parent-style-name="Preformatted_20_Text">
      <style:paragraph-properties fo:margin-top="0cm" fo:margin-bottom="0.318cm" style:contextual-spacing="false" fo:line-height="115%" style:writing-mode="lr-tb"/>
      <style:text-properties fo:color="#e2e3e7" loext:opacity="100%" style:font-name="BlinkMacSystemFont" fo:font-size="12pt" fo:language="kk" fo:country="KZ" officeooo:rsid="000dbbfc"/>
    </style:style>
    <style:style style:name="P30" style:family="paragraph" style:parent-style-name="Heading_20_2">
      <style:paragraph-properties fo:margin-top="0cm" fo:margin-bottom="0.318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31" style:family="paragraph" style:parent-style-name="Horizontal_20_Line">
      <style:paragraph-properties fo:margin-top="0cm" fo:margin-bottom="0.318cm" style:contextual-spacing="false" fo:line-height="115%"/>
      <style:text-properties fo:color="#e2e3e7" loext:opacity="100%" style:font-name="BlinkMacSystemFont" fo:font-size="12pt" fo:language="kk" fo:country="KZ" officeooo:rsid="000dbbfc"/>
    </style:style>
    <style:style style:name="P32" style:family="paragraph" style:parent-style-name="Heading_20_1">
      <style:paragraph-properties fo:margin-top="0cm" fo:margin-bottom="0.318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33" style:family="paragraph" style:parent-style-name="Heading_20_3">
      <style:paragraph-properties fo:margin-top="0cm" fo:margin-bottom="0.318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34" style:family="paragraph" style:parent-style-name="Text_20_body" style:list-style-name="L2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35" style:family="paragraph" style:parent-style-name="Text_20_body" style:list-style-name="L3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36" style:family="paragraph" style:parent-style-name="Preformatted_20_Text" style:list-style-name="L3">
      <style:paragraph-properties fo:margin-left="0cm" fo:margin-right="0cm" fo:margin-top="0cm" fo:margin-bottom="0.318cm" style:contextual-spacing="false" fo:line-height="115%" fo:text-indent="0cm" style:auto-text-indent="false" style:writing-mode="lr-tb"/>
      <style:text-properties fo:color="#e2e3e7" loext:opacity="100%" style:font-name="BlinkMacSystemFont" fo:font-size="12pt" fo:language="kk" fo:country="KZ" officeooo:rsid="000dbbfc"/>
    </style:style>
    <style:style style:name="P37" style:family="paragraph" style:parent-style-name="Text_20_body" style:list-style-name="L4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38" style:family="paragraph" style:parent-style-name="Text_20_body" style:list-style-name="L5">
      <style:paragraph-properties fo:margin-top="0cm" fo:margin-bottom="0.318cm" style:contextual-spacing="false"/>
      <style:text-properties fo:color="#e2e3e7" loext:opacity="100%" style:font-name="BlinkMacSystemFont" fo:language="kk" fo:country="KZ" officeooo:rsid="000dbbfc"/>
    </style:style>
    <style:style style:name="P39" style:family="paragraph" style:parent-style-name="Heading_20_2">
      <style:paragraph-properties fo:margin-top="0cm" fo:margin-bottom="0.247cm" style:contextual-spacing="false" fo:line-height="115%"/>
      <style:text-properties fo:color="#e2e3e7" loext:opacity="100%" style:font-name="BlinkMacSystemFont" fo:font-size="12pt" fo:language="kk" fo:country="KZ" fo:font-weight="normal" officeooo:rsid="000dbbfc"/>
    </style:style>
    <style:style style:name="P40" style:family="paragraph" style:parent-style-name="Text_20_body" style:list-style-name="L6">
      <style:text-properties fo:color="#e2e3e7" loext:opacity="100%" style:font-name="BlinkMacSystemFont" fo:language="kk" fo:country="KZ" officeooo:rsid="000dbbfc"/>
    </style:style>
    <style:style style:name="P41" style:family="paragraph" style:parent-style-name="Text_20_body" style:list-style-name="L7">
      <style:text-properties fo:color="#e2e3e7" loext:opacity="100%" style:font-name="BlinkMacSystemFont" fo:language="kk" fo:country="KZ" officeooo:rsid="000dbbfc"/>
    </style:style>
    <style:style style:name="P42" style:family="paragraph" style:parent-style-name="Text_20_body" style:list-style-name="L8">
      <style:text-properties fo:color="#e2e3e7" loext:opacity="100%" style:font-name="BlinkMacSystemFont" fo:language="kk" fo:country="KZ" officeooo:rsid="000dbbfc"/>
    </style:style>
    <style:style style:name="P43" style:family="paragraph" style:parent-style-name="Horizontal_20_Line">
      <style:paragraph-properties fo:margin-top="0cm" fo:margin-bottom="0.247cm" style:contextual-spacing="false" fo:line-height="115%"/>
    </style:style>
    <style:style style:name="P44" style:family="paragraph" style:parent-style-name="Heading_20_1">
      <style:paragraph-properties fo:margin-top="0cm" fo:margin-bottom="0.247cm" style:contextual-spacing="false" fo:line-height="115%"/>
      <style:text-properties fo:color="#ffffff" loext:opacity="100%"/>
    </style:style>
    <style:style style:name="P45" style:family="paragraph" style:parent-style-name="Table_20_Heading">
      <style:text-properties fo:color="#ffffff" loext:opacity="100%"/>
    </style:style>
    <style:style style:name="P46" style:family="paragraph" style:parent-style-name="Table_20_Contents">
      <style:text-properties fo:color="#ffffff" loext:opacity="100%"/>
    </style:style>
    <style:style style:name="P47" style:family="paragraph" style:parent-style-name="Text_20_body">
      <style:paragraph-properties fo:margin-left="0cm" fo:margin-right="0cm" fo:orphans="2" fo:widows="2" fo:text-indent="0cm" style:auto-text-indent="false"/>
      <style:text-properties fo:color="#ffffff" loext:opacity="100%" officeooo:paragraph-rsid="000dbbfc"/>
    </style:style>
    <style:style style:name="P48" style:family="paragraph" style:parent-style-name="Heading_20_3">
      <style:paragraph-properties fo:margin-left="0cm" fo:margin-right="0cm" fo:orphans="2" fo:widows="2" fo:text-indent="0cm" style:auto-text-indent="false"/>
      <style:text-properties fo:color="#ffffff" loext:opacity="100%" officeooo:paragraph-rsid="000dbbfc"/>
    </style:style>
    <style:style style:name="P49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/>
    </style:style>
    <style:style style:name="P50" style:family="paragraph" style:parent-style-name="Heading_20_3">
      <style:paragraph-properties fo:margin-top="0cm" fo:margin-bottom="0.247cm" style:contextual-spacing="false" fo:line-height="115%"/>
      <style:text-properties fo:color="#ffffff" loext:opacity="100%"/>
    </style:style>
    <style:style style:name="P51" style:family="paragraph" style:parent-style-name="Text_20_body">
      <style:text-properties fo:color="#ffffff" loext:opacity="100%"/>
    </style:style>
    <style:style style:name="P52" style:family="paragraph" style:parent-style-name="Horizontal_20_Line">
      <style:paragraph-properties fo:margin-top="0cm" fo:margin-bottom="0.247cm" style:contextual-spacing="false" fo:line-height="115%"/>
      <style:text-properties fo:color="#ffffff" loext:opacity="100%"/>
    </style:style>
    <style:style style:name="P53" style:family="paragraph" style:parent-style-name="Heading_20_2">
      <style:paragraph-properties fo:margin-top="0cm" fo:margin-bottom="0.247cm" style:contextual-spacing="false" fo:line-height="115%"/>
      <style:text-properties fo:color="#ffffff" loext:opacity="100%"/>
    </style:style>
    <style:style style:name="P54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/>
    </style:style>
    <style:style style:name="P55" style:family="paragraph" style:parent-style-name="Quotations">
      <style:paragraph-properties fo:margin-top="0cm" fo:margin-bottom="0.247cm" style:contextual-spacing="false" fo:line-height="115%"/>
      <style:text-properties fo:color="#ffffff" loext:opacity="100%"/>
    </style:style>
    <style:style style:name="P56" style:family="paragraph" style:parent-style-name="Heading_20_1">
      <style:paragraph-properties fo:margin-left="0cm" fo:margin-right="0cm" fo:orphans="2" fo:widows="2" fo:text-indent="0cm" style:auto-text-indent="false"/>
      <style:text-properties fo:color="#ffffff" loext:opacity="100%" officeooo:paragraph-rsid="000dbbfc"/>
    </style:style>
    <style:style style:name="P57" style:family="paragraph" style:parent-style-name="Text_20_body" style:list-style-name="L9">
      <style:text-properties fo:color="#ffffff" loext:opacity="100%"/>
    </style:style>
    <style:style style:name="P58" style:family="paragraph" style:parent-style-name="Text_20_body" style:list-style-name="L10">
      <style:text-properties fo:color="#ffffff" loext:opacity="100%"/>
    </style:style>
    <style:style style:name="P59" style:family="paragraph" style:parent-style-name="Text_20_body" style:list-style-name="L11">
      <style:text-properties fo:color="#ffffff" loext:opacity="100%"/>
    </style:style>
    <style:style style:name="P60" style:family="paragraph" style:parent-style-name="Text_20_body" style:list-style-name="L12">
      <style:text-properties fo:color="#ffffff" loext:opacity="100%"/>
    </style:style>
    <style:style style:name="P61" style:family="paragraph" style:parent-style-name="Text_20_body" style:list-style-name="L13">
      <style:text-properties fo:color="#ffffff" loext:opacity="100%"/>
    </style:style>
    <style:style style:name="P62" style:family="paragraph" style:parent-style-name="Text_20_body">
      <style:paragraph-properties fo:margin-left="0cm" fo:margin-right="0cm" fo:orphans="2" fo:widows="2" fo:text-indent="0cm" style:auto-text-indent="false"/>
      <style:text-properties fo:color="#ffffff" loext:opacity="100%" fo:language="kk" fo:country="KZ" officeooo:rsid="00294e26" officeooo:paragraph-rsid="00294e26"/>
    </style:style>
    <style:style style:name="P63" style:family="paragraph" style:parent-style-name="Text_20_body">
      <style:paragraph-properties fo:margin-left="0cm" fo:margin-right="0cm" fo:orphans="2" fo:widows="2" fo:text-indent="0cm" style:auto-text-indent="false"/>
      <style:text-properties fo:color="#ffffff" loext:opacity="100%" fo:language="en" fo:country="US" officeooo:rsid="00294e26" officeooo:paragraph-rsid="00294e26"/>
    </style:style>
    <style:style style:name="P64" style:family="paragraph" style:parent-style-name="Heading_20_1">
      <style:paragraph-properties fo:margin-left="0cm" fo:margin-right="0cm" fo:orphans="2" fo:widows="2" fo:text-indent="0cm" style:auto-text-indent="false"/>
      <style:text-properties fo:color="#ffffff" loext:opacity="100%" fo:language="en" fo:country="US" officeooo:rsid="00294e26" officeooo:paragraph-rsid="00294e26"/>
    </style:style>
    <style:style style:name="P65" style:family="paragraph" style:parent-style-name="Text_20_body">
      <style:text-properties fo:color="#ffffff" loext:opacity="100%" fo:language="en" fo:country="US" officeooo:rsid="00294e26"/>
    </style:style>
    <style:style style:name="P66" style:family="paragraph" style:parent-style-name="Text_20_body" style:list-style-name="L14">
      <style:text-properties fo:color="#ffffff" loext:opacity="100%" fo:language="en" fo:country="US" officeooo:rsid="00294e26"/>
    </style:style>
    <style:style style:name="P67" style:family="paragraph" style:parent-style-name="Preformatted_20_Text">
      <style:paragraph-properties fo:margin-left="0cm" fo:margin-right="0cm" fo:margin-top="0cm" fo:margin-bottom="0.247cm" style:contextual-spacing="false" fo:line-height="115%" fo:text-indent="0cm" style:auto-text-indent="false" style:writing-mode="lr-tb"/>
      <style:text-properties fo:color="#ffffff" loext:opacity="100%" fo:language="en" fo:country="US" officeooo:rsid="00294e26"/>
    </style:style>
    <style:style style:name="P68" style:family="paragraph" style:parent-style-name="Preformatted_20_Text">
      <style:paragraph-properties fo:margin-top="0cm" fo:margin-bottom="0.247cm" style:contextual-spacing="false" fo:line-height="115%" style:writing-mode="lr-tb"/>
      <style:text-properties fo:color="#ffffff" loext:opacity="100%" fo:language="en" fo:country="US" officeooo:rsid="00294e26"/>
    </style:style>
    <style:style style:name="P69" style:family="paragraph" style:parent-style-name="Text_20_body" style:list-style-name="L15">
      <style:text-properties fo:color="#ffffff" loext:opacity="100%" fo:language="en" fo:country="US" officeooo:rsid="00294e26"/>
    </style:style>
    <style:style style:name="P70" style:family="paragraph" style:parent-style-name="Heading_20_2">
      <style:paragraph-properties fo:margin-left="0cm" fo:margin-right="0cm" fo:orphans="2" fo:widows="2" fo:text-indent="0cm" style:auto-text-indent="false"/>
      <style:text-properties fo:color="#ffffff" loext:opacity="100%" fo:language="en" fo:country="US" officeooo:rsid="00294e26" officeooo:paragraph-rsid="00294e26"/>
    </style:style>
    <style:style style:name="P71" style:family="paragraph" style:parent-style-name="Text_20_body" style:list-style-name="L16">
      <style:text-properties fo:color="#ffffff" loext:opacity="100%" fo:language="en" fo:country="US" officeooo:rsid="00294e26"/>
    </style:style>
    <style:style style:name="P72" style:family="paragraph" style:parent-style-name="Horizontal_20_Line">
      <style:paragraph-properties fo:margin-top="0cm" fo:margin-bottom="0.247cm" style:contextual-spacing="false" fo:line-height="115%"/>
      <style:text-properties fo:color="#ffffff" loext:opacity="100%" fo:language="en" fo:country="US" officeooo:rsid="00294e26"/>
    </style:style>
    <style:style style:name="P73" style:family="paragraph" style:parent-style-name="Heading_20_1">
      <style:paragraph-properties fo:margin-top="0cm" fo:margin-bottom="0.247cm" style:contextual-spacing="false" fo:line-height="115%"/>
      <style:text-properties fo:color="#ffffff" loext:opacity="100%" fo:language="en" fo:country="US" officeooo:rsid="00294e26"/>
    </style:style>
    <style:style style:name="P74" style:family="paragraph" style:parent-style-name="Heading_20_3">
      <style:paragraph-properties fo:margin-top="0cm" fo:margin-bottom="0.247cm" style:contextual-spacing="false" fo:line-height="115%"/>
      <style:text-properties fo:color="#ffffff" loext:opacity="100%" fo:language="en" fo:country="US" officeooo:rsid="00294e26"/>
    </style:style>
    <style:style style:name="P75" style:family="paragraph" style:parent-style-name="Heading_20_2">
      <style:paragraph-properties fo:margin-top="0cm" fo:margin-bottom="0.247cm" style:contextual-spacing="false" fo:line-height="115%"/>
      <style:text-properties fo:color="#ffffff" loext:opacity="100%" fo:language="en" fo:country="US" officeooo:rsid="00294e26"/>
    </style:style>
    <style:style style:name="P76" style:family="paragraph" style:parent-style-name="Text_20_body" style:list-style-name="L17">
      <style:text-properties fo:color="#ffffff" loext:opacity="100%" fo:language="en" fo:country="US" officeooo:rsid="00294e26"/>
    </style:style>
    <style:style style:name="P77" style:family="paragraph" style:parent-style-name="Text_20_body" style:list-style-name="L18">
      <style:text-properties fo:color="#ffffff" loext:opacity="100%" fo:language="en" fo:country="US" officeooo:rsid="00294e26"/>
    </style:style>
    <style:style style:name="P78" style:family="paragraph" style:parent-style-name="Text_20_body" style:list-style-name="L19">
      <style:text-properties fo:color="#ffffff" loext:opacity="100%" fo:language="en" fo:country="US" officeooo:rsid="00294e26"/>
    </style:style>
    <style:style style:name="P79" style:family="paragraph" style:parent-style-name="Text_20_body">
      <style:paragraph-properties fo:margin-left="0cm" fo:margin-right="0cm" fo:orphans="2" fo:widows="2" fo:text-indent="0cm" style:auto-text-indent="false"/>
      <style:text-properties fo:color="#ffffff" loext:opacity="100%" fo:language="kk" fo:country="KZ" officeooo:rsid="002ff005" officeooo:paragraph-rsid="002ff005"/>
    </style:style>
    <style:style style:name="P80" style:family="paragraph" style:parent-style-name="Text_20_body">
      <style:paragraph-properties fo:margin-left="0cm" fo:margin-right="0cm" fo:orphans="2" fo:widows="2" fo:text-indent="0cm" style:auto-text-indent="false"/>
      <style:text-properties fo:color="#ffffff" loext:opacity="100%" fo:language="en" fo:country="US" officeooo:rsid="002ff005" officeooo:paragraph-rsid="002ff005"/>
    </style:style>
    <style:style style:name="T1" style:family="text">
      <style:text-properties fo:font-size="12pt" fo:font-weight="normal"/>
    </style:style>
    <style:style style:name="T2" style:family="text">
      <style:text-properties fo:font-variant="normal" fo:text-transform="none" fo:color="#e2e3e7" loext:opacity="100%" style:font-name="BlinkMacSystemFont" fo:font-size="12pt" fo:letter-spacing="normal" fo:font-style="normal" fo:font-weight="normal"/>
    </style:style>
    <style:style style:name="T3" style:family="text">
      <style:text-properties fo:color="#e2e3e7" loext:opacity="100%" style:font-name="BlinkMacSystemFont" fo:font-size="12pt" fo:letter-spacing="normal" fo:font-weight="normal"/>
    </style:style>
    <style:style style:name="T4" style:family="text">
      <style:text-properties fo:font-variant="normal" fo:text-transform="none" fo:color="#e2e3e7" loext:opacity="100%" style:font-name="BlinkMacSystemFont" fo:font-size="12pt" fo:letter-spacing="normal" fo:font-style="normal" fo:font-weight="normal" officeooo:rsid="00093f3c"/>
    </style:style>
    <style:style style:name="T5" style:family="text">
      <style:text-properties fo:font-variant="normal" fo:text-transform="none" fo:color="#e2e3e7" loext:opacity="100%" style:font-name="BlinkMacSystemFont" fo:font-size="12pt" fo:letter-spacing="normal" fo:font-weight="normal" officeooo:rsid="00093f3c"/>
    </style:style>
    <style:style style:name="T6" style:family="text">
      <style:text-properties fo:font-variant="normal" fo:text-transform="none" fo:color="#868d9a" loext:opacity="100%" fo:font-family="Consolas, 'Lucida Console', Menlo, Monaco, monospace" fo:font-size="12pt" fo:letter-spacing="normal" fo:font-style="normal" fo:font-weight="normal" officeooo:rsid="00093f3c" loext:padding="0cm" loext:border="none"/>
    </style:style>
    <style:style style:name="T7" style:family="text">
      <style:text-properties fo:font-variant="normal" fo:text-transform="none" fo:color="#ff79c6" loext:opacity="100%" fo:font-family="Consolas, 'Lucida Console', Menlo, Monaco, monospace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f8f8f2" loext:opacity="100%" fo:font-family="Consolas, 'Lucida Console', Menlo, Monaco, monospace" fo:letter-spacing="normal" fo:font-style="normal" fo:font-weight="normal" loext:padding="0cm" loext:border="none"/>
    </style:style>
    <style:style style:name="T9" style:family="text">
      <style:text-properties fo:font-variant="normal" fo:text-transform="none" fo:color="#f8f8f2" loext:opacity="100%" fo:letter-spacing="normal" loext:padding="0cm" loext:border="none"/>
    </style:style>
    <style:style style:name="T10" style:family="text">
      <style:text-properties fo:font-variant="normal" fo:text-transform="none" fo:color="#ff79c6" loext:opacity="100%" fo:font-family="Consolas, 'Lucida Console', Menlo, Monaco, monospace" fo:letter-spacing="normal" fo:font-style="normal" fo:font-weight="normal" loext:padding-left="0cm" loext:padding-right="0.049cm" loext:padding-top="0.049cm" loext:padding-bottom="0.049cm" loext:border-left="none" loext:border-right="0.74pt solid #462900" loext:border-top="0.74pt solid #462900" loext:border-bottom="0.74pt solid #462900"/>
    </style:style>
    <style:style style:name="T11" style:family="text">
      <style:text-properties fo:font-variant="normal" fo:text-transform="none" fo:color="#f8f8f2" loext:opacity="100%" fo:font-family="Consolas, 'Lucida Console', Menlo, Monaco, monospace" fo:letter-spacing="normal" fo:font-style="normal" fo:font-weight="normal" loext:padding-left="0cm" loext:padding-right="0.049cm" loext:padding-top="0.049cm" loext:padding-bottom="0.049cm" loext:border-left="none" loext:border-right="0.74pt solid #462900" loext:border-top="0.74pt solid #462900" loext:border-bottom="0.74pt solid #462900"/>
    </style:style>
    <style:style style:name="T12" style:family="text">
      <style:text-properties fo:font-variant="normal" fo:text-transform="none" fo:color="#8be9fd" loext:opacity="100%" fo:font-family="Consolas, 'Lucida Console', Menlo, Monaco, monospace" fo:letter-spacing="normal" fo:font-style="normal" fo:font-weight="normal" loext:padding="0cm" loext:border="none"/>
    </style:style>
    <style:style style:name="T13" style:family="text">
      <style:text-properties fo:font-variant="normal" fo:text-transform="none" fo:color="#6272a4" loext:opacity="100%" fo:font-family="Consolas, 'Lucida Console', Menlo, Monaco, monospace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f1fa8c" loext:opacity="100%" fo:font-family="Consolas, 'Lucida Console', Menlo, Monaco, monospace" fo:letter-spacing="normal" fo:font-style="normal" fo:font-weight="normal" loext:padding="0cm" loext:border="none"/>
    </style:style>
    <style:style style:name="T15" style:family="text">
      <style:text-properties fo:font-variant="normal" fo:text-transform="none" fo:font-size="12pt" fo:letter-spacing="normal" fo:font-style="normal" fo:font-weight="normal"/>
    </style:style>
    <style:style style:name="T16" style:family="text">
      <style:text-properties fo:font-variant="normal" fo:text-transform="none" fo:color="#868d9a" loext:opacity="100%" fo:font-family="Consolas, 'Lucida Console', Menlo, Monaco, monospace" fo:font-size="12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e2e3e7" loext:opacity="100%" style:font-name="BlinkMacSystemFont" fo:font-size="12pt" fo:letter-spacing="normal" fo:language="kk" fo:country="KZ" fo:font-style="normal" fo:font-weight="normal" officeooo:rsid="000dbbfc"/>
    </style:style>
    <style:style style:name="T18" style:family="text">
      <style:text-properties fo:font-variant="normal" fo:text-transform="none" fo:color="#e2e3e7" loext:opacity="100%" style:font-name="BlinkMacSystemFont" fo:font-size="12pt" fo:letter-spacing="normal" fo:language="kk" fo:country="KZ" fo:font-style="normal" fo:font-weight="normal" officeooo:rsid="001d4fd5"/>
    </style:style>
    <style:style style:name="T19" style:family="text">
      <style:text-properties fo:font-variant="normal" fo:text-transform="none" fo:color="#569cd6" loext:opacity="100%" style:font-name="Consolas" fo:font-size="10.5pt" fo:letter-spacing="normal" fo:language="kk" fo:country="KZ" fo:font-style="normal" fo:font-weight="normal" officeooo:rsid="000dbbfc" fo:background-color="#1f1f1f" loext:char-shading-value="0"/>
    </style:style>
    <style:style style:name="T20" style:family="text">
      <style:text-properties fo:font-variant="normal" fo:text-transform="none" fo:color="#cccccc" loext:opacity="100%" style:font-name="Consolas" fo:font-size="10.5pt" fo:letter-spacing="normal" fo:language="kk" fo:country="KZ" fo:font-style="normal" fo:font-weight="normal" officeooo:rsid="000dbbfc" fo:background-color="#1f1f1f" loext:char-shading-value="0"/>
    </style:style>
    <style:style style:name="T21" style:family="text">
      <style:text-properties fo:font-variant="normal" fo:text-transform="none" fo:color="#9cdcfe" loext:opacity="100%" style:font-name="Consolas" fo:font-size="10.5pt" fo:letter-spacing="normal" fo:language="kk" fo:country="KZ" fo:font-style="normal" fo:font-weight="normal" officeooo:rsid="000dbbfc" fo:background-color="#1f1f1f" loext:char-shading-value="0"/>
    </style:style>
    <style:style style:name="T22" style:family="text">
      <style:text-properties fo:font-variant="normal" fo:text-transform="none" fo:color="#d4d4d4" loext:opacity="100%" style:font-name="Consolas" fo:font-size="10.5pt" fo:letter-spacing="normal" fo:language="kk" fo:country="KZ" fo:font-style="normal" fo:font-weight="normal" officeooo:rsid="000dbbfc" fo:background-color="#1f1f1f" loext:char-shading-value="0"/>
    </style:style>
    <style:style style:name="T23" style:family="text">
      <style:text-properties fo:color="#9cdcfe" loext:opacity="100%" style:font-name="Consolas" fo:font-size="10.5pt" fo:font-weight="normal"/>
    </style:style>
    <style:style style:name="T24" style:family="text">
      <style:text-properties style:font-name="Consolas" fo:font-size="10.5pt" fo:font-weight="normal"/>
    </style:style>
    <style:style style:name="T25" style:family="text">
      <style:text-properties fo:color="#ce9178" loext:opacity="100%" style:font-name="Consolas" fo:font-size="10.5pt" fo:font-weight="normal"/>
    </style:style>
    <style:style style:name="T26" style:family="text">
      <style:text-properties fo:color="#569cd6" loext:opacity="100%" style:font-name="Consolas" fo:font-size="10.5pt" fo:font-weight="normal"/>
    </style:style>
    <style:style style:name="T27" style:family="text">
      <style:text-properties fo:color="#d4d4d4" loext:opacity="100%" style:font-name="Consolas" fo:font-size="10.5pt" fo:font-weight="normal"/>
    </style:style>
    <style:style style:name="T28" style:family="text">
      <style:text-properties fo:color="#dcdcaa" loext:opacity="100%" style:font-name="Consolas" fo:font-size="10.5pt" fo:font-weight="normal"/>
    </style:style>
    <style:style style:name="T29" style:family="text">
      <style:text-properties fo:color="#9cdcfe" loext:opacity="100%"/>
    </style:style>
    <style:style style:name="T30" style:family="text">
      <style:text-properties fo:color="#d4d4d4" loext:opacity="100%"/>
    </style:style>
    <style:style style:name="T31" style:family="text">
      <style:text-properties fo:color="#ce9178" loext:opacity="100%"/>
    </style:style>
    <style:style style:name="T32" style:family="text">
      <style:text-properties style:font-name="Consolas" fo:font-size="10.5pt" fo:language="en" fo:country="US" fo:font-weight="normal" officeooo:rsid="000dbbfc"/>
    </style:style>
    <style:style style:name="T33" style:family="text">
      <style:text-properties fo:font-variant="normal" fo:text-transform="none" fo:color="#e2e3e7" loext:opacity="100%" style:text-line-through-style="none" style:text-line-through-type="none" style:font-name="BlinkMacSystemFont" fo:font-size="18pt" fo:letter-spacing="normal" fo:language="kk" fo:country="KZ" fo:font-style="normal" style:text-underline-style="none" fo:font-weight="normal" officeooo:rsid="000dbbfc" style:text-blinking="false" loext:padding="0cm" loext:border="none"/>
    </style:style>
    <style:style style:name="T34" style:family="text">
      <style:text-properties fo:font-variant="normal" fo:text-transform="none" fo:color="#868d9a" loext:opacity="100%" fo:font-family="Consolas, 'Lucida Console', Menlo, Monaco, monospace" fo:font-size="12pt" fo:letter-spacing="normal" fo:language="kk" fo:country="KZ" fo:font-style="normal" fo:font-weight="normal" officeooo:rsid="000dbbfc" loext:padding="0cm" loext:border="none"/>
    </style:style>
    <style:style style:name="T35" style:family="text">
      <style:text-properties fo:font-variant="normal" fo:text-transform="none" fo:color="#bd93f9" loext:opacity="100%" fo:font-family="Consolas, 'Lucida Console', Menlo, Monaco, monospace" fo:letter-spacing="normal" fo:font-style="normal" fo:font-weight="normal" loext:padding="0cm" loext:border="none"/>
    </style:style>
    <style:style style:name="T36" style:family="text">
      <style:text-properties fo:font-variant="normal" fo:text-transform="none" fo:color="#e2e3e7" loext:opacity="100%" style:text-line-through-style="none" style:text-line-through-type="none" style:font-name="BlinkMacSystemFont" fo:font-size="12pt" fo:letter-spacing="normal" fo:language="kk" fo:country="KZ" fo:font-style="normal" style:text-underline-style="none" fo:font-weight="normal" officeooo:rsid="000dbbfc" style:text-blinking="false" loext:padding="0cm" loext:border="none"/>
    </style:style>
    <style:style style:name="T37" style:family="text">
      <style:text-properties fo:font-variant="normal" fo:text-transform="none" fo:color="#868d9a" loext:opacity="100%" style:text-line-through-style="none" style:text-line-through-type="none" fo:font-family="Consolas, 'Lucida Console', Menlo, Monaco, monospace" fo:font-size="12pt" fo:letter-spacing="normal" fo:language="kk" fo:country="KZ" fo:font-style="normal" style:text-underline-style="none" fo:font-weight="normal" officeooo:rsid="000dbbfc" style:text-blinking="false" loext:padding="0cm" loext:border="none"/>
    </style:style>
    <style:style style:name="T38" style:family="text">
      <style:text-properties fo:font-variant="normal" fo:text-transform="none" fo:color="#e2e3e7" loext:opacity="100%" style:text-line-through-style="none" style:text-line-through-type="none" fo:font-size="12pt" fo:letter-spacing="normal" fo:language="kk" fo:country="KZ" fo:font-style="normal" style:text-underline-style="none" fo:font-weight="normal" officeooo:rsid="000dbbfc" style:text-blinking="false" loext:padding="0cm" loext:border="none"/>
    </style:style>
    <style:style style:name="T39" style:family="text">
      <style:text-properties fo:font-variant="normal" fo:text-transform="none" fo:letter-spacing="normal"/>
    </style:style>
    <style:style style:name="T40" style:family="text">
      <style:text-properties fo:font-variant="normal" fo:text-transform="none" fo:color="#e2e3e7" loext:opacity="100%" style:text-line-through-style="none" style:text-line-through-type="none" style:font-name="BlinkMacSystemFont" fo:font-size="12pt" fo:letter-spacing="normal" fo:language="kk" fo:country="KZ" fo:font-style="normal" style:text-underline-style="none" officeooo:rsid="000dbbfc" style:text-blinking="false" loext:padding="0cm" loext:border="none"/>
    </style:style>
    <style:style style:name="T41" style:family="text">
      <style:text-properties fo:color="#ffffff" loext:opacity="100%"/>
    </style:style>
    <style:style style:name="T42" style:family="text">
      <style:text-properties fo:language="en" fo:country="US"/>
    </style:style>
    <style:style style:name="T43" style:family="text">
      <style:text-properties fo:language="ru" fo:country="RU"/>
    </style:style>
    <style:style style:name="T44" style:family="text">
      <style:text-properties fo:language="kk" fo:country="KZ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>Свойства - геттеры и сеттеры</text:h>
      <text:p text:style-name="P2"><text:span text:style-name="T1">Есть два типа свойств объекта.</text:span> </text:p>
      <text:p text:style-name="P3"><text:span text:style-name="T2">Первый тип это </text:span><text:span text:style-name="Emphasis"><text:span text:style-name="T3">свойства-данные (data properties)</text:span></text:span><text:span text:style-name="Emphasis"><text:span text:style-name="T2"> </text:span></text:span><text:span text:style-name="Emphasis"><text:span text:style-name="T4">и свойства </text:span></text:span><text:span text:style-name="Emphasis"><text:span text:style-name="T5">свойства-аксессоры (accessor properties).</text:span></text:span><text:span text:style-name="Emphasis"><text:span text:style-name="T4"> По своей сути это функции, которые используются для присвоения и получения значения, но во внешнем коде они выглядят как обычные свойства объекта. Свойства-аксессоры представлены методами: «геттер» – для чтения и «сеттер» – для записи. При литеральном объявлении объекта они обозначаются </text:span></text:span><text:span text:style-name="Emphasis"><text:span text:style-name="Source_20_Text"><text:span text:style-name="T6">get</text:span></text:span></text:span><text:span text:style-name="Emphasis"><text:span text:style-name="T4"> и </text:span></text:span><text:span text:style-name="Emphasis"><text:span text:style-name="Source_20_Text"><text:span text:style-name="T6">set</text:span></text:span></text:span><text:span text:style-name="Emphasis"><text:span text:style-name="T4">:</text:span></text:span></text:p>
      <text:section text:style-name="Sect1" text:name="eubestt1qm">
        <text:p text:style-name="P4"><text:span text:style-name="Source_20_Text"><text:span text:style-name="T7">let</text:span></text:span><text:span text:style-name="Source_20_Text"><text:span text:style-name="T8"> obj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Emphasis"><text:span text:style-name="T10">get</text:span></text:span></text:span><text:span text:style-name="Source_20_Text"><text:span text:style-name="Emphasis"><text:span text:style-name="T11"> </text:span></text:span></text:span><text:span text:style-name="Source_20_Text"><text:span text:style-name="Emphasis"><text:span text:style-name="T12">propName</text:span></text:span></text:span><text:span text:style-name="Source_20_Text"><text:span text:style-name="Emphasis"><text:span text:style-name="T8">()</text:span></text:span></text:span><text:span text:style-name="Source_20_Text"><text:span text:style-name="T8"> {</text:span></text:span></text:p>
        <text:p text:style-name="P4"><text:span text:style-name="Source_20_Text"><text:span text:style-name="T9"><text:s text:c="4"/></text:span></text:span><text:span text:style-name="Source_20_Text"><text:span text:style-name="T13">// геттер, срабатывает при чтении obj.propName</text:span></text:span></text:p>
        <text:p text:style-name="P4"><text:span text:style-name="Source_20_Text"><text:span text:style-name="T9"><text:s text:c="2"/></text:span></text:span><text:span text:style-name="Source_20_Text"><text:span text:style-name="T8">},</text:span></text:span></text:p>
        <text:p text:style-name="P4"/>
        <text:p text:style-name="P4"><text:span text:style-name="Source_20_Text"><text:span text:style-name="T9"><text:s text:c="2"/></text:span></text:span><text:span text:style-name="Source_20_Text"><text:span text:style-name="Emphasis"><text:span text:style-name="T10">set</text:span></text:span></text:span><text:span text:style-name="Source_20_Text"><text:span text:style-name="Emphasis"><text:span text:style-name="T11"> </text:span></text:span></text:span><text:span text:style-name="Source_20_Text"><text:span text:style-name="Emphasis"><text:span text:style-name="T12">propName</text:span></text:span></text:span><text:span text:style-name="Source_20_Text"><text:span text:style-name="Emphasis"><text:span text:style-name="T8">(</text:span></text:span></text:span><text:span text:style-name="Emphasis"><text:span text:style-name="Source_20_Text"><text:span text:style-name="T8">value</text:span></text:span></text:span><text:span text:style-name="Source_20_Text"><text:span text:style-name="Emphasis"><text:span text:style-name="T8">)</text:span></text:span></text:span><text:span text:style-name="Source_20_Text"><text:span text:style-name="T8"> {</text:span></text:span></text:p>
        <text:p text:style-name="P4"><text:span text:style-name="Source_20_Text"><text:span text:style-name="T9"><text:s text:c="4"/></text:span></text:span><text:span text:style-name="Source_20_Text"><text:span text:style-name="T13">// сеттер, срабатывает при записи obj.propName = value</text:span></text:span></text:p>
        <text:p text:style-name="P4"><text:span text:style-name="Source_20_Text"><text:span text:style-name="T9"><text:s text:c="2"/></text:span></text:span><text:span text:style-name="Source_20_Text"><text:span text:style-name="T8">}</text:span></text:span></text:p>
        <text:p text:style-name="P4"><text:span text:style-name="Source_20_Text"><text:span text:style-name="T8">};</text:span></text:span></text:p>
      </text:section>
      <text:p text:style-name="P3"><text:span text:style-name="Emphasis"><text:span text:style-name="T4">Геттер срабатывает, когда </text:span></text:span><text:span text:style-name="Emphasis"><text:span text:style-name="Source_20_Text"><text:span text:style-name="T6">obj.propName</text:span></text:span></text:span><text:span text:style-name="Emphasis"><text:span text:style-name="T4"> читается, сеттер – когда значение присваивается. Например, у нас есть объект </text:span></text:span><text:span text:style-name="Emphasis"><text:span text:style-name="Source_20_Text"><text:span text:style-name="T6">user</text:span></text:span></text:span><text:span text:style-name="Emphasis"><text:span text:style-name="T4"> со свойствами </text:span></text:span><text:span text:style-name="Emphasis"><text:span text:style-name="Source_20_Text"><text:span text:style-name="T6">name</text:span></text:span></text:span><text:span text:style-name="Emphasis"><text:span text:style-name="T4"> и </text:span></text:span><text:span text:style-name="Emphasis"><text:span text:style-name="Source_20_Text"><text:span text:style-name="T6">surname</text:span></text:span></text:span><text:span text:style-name="Emphasis"><text:span text:style-name="T4">:</text:span></text:span></text:p>
      <text:section text:style-name="Sect1" text:name="5ndjgzdv4q">
        <text:p text:style-name="P4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T8">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John"</text:span></text:span><text:span text:style-name="Source_20_Text"><text:span text:style-name="T8">,</text:span></text:span></text:p>
        <text:p text:style-name="P4"><text:span text:style-name="Source_20_Text"><text:span text:style-name="T9"><text:s text:c="2"/></text:span></text:span><text:span text:style-name="Source_20_Text"><text:span text:style-name="T8">sur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Smith"</text:span></text:span></text:p>
        <text:p text:style-name="P4"><text:span text:style-name="Source_20_Text"><text:span text:style-name="T8">};</text:span></text:span></text:p>
      </text:section>
      <text:p text:style-name="P5"><text:span text:style-name="T15">А теперь добавим свойство объекта </text:span><text:span text:style-name="Source_20_Text"><text:span text:style-name="T16">fullName</text:span></text:span><text:span text:style-name="T15"> для полного имени, которое в нашем случае </text:span><text:span text:style-name="Source_20_Text"><text:span text:style-name="T16">"John Smith"</text:span></text:span><text:span text:style-name="T15">. Само собой, мы не хотим дублировать уже имеющуюся информацию, так что реализуем его при помощи аксессора:</text:span></text:p>
      <text:section text:style-name="Sect1" text:name="mn6ky8zuxy">
        <text:p text:style-name="P4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T8">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John"</text:span></text:span><text:span text:style-name="Source_20_Text"><text:span text:style-name="T8">,</text:span></text:span></text:p>
        <text:p text:style-name="P4"><text:span text:style-name="Source_20_Text"><text:span text:style-name="T9"><text:s text:c="2"/></text:span></text:span><text:span text:style-name="Source_20_Text"><text:span text:style-name="T8">sur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Smith"</text:span></text:span><text:span text:style-name="Source_20_Text"><text:span text:style-name="T8">,</text:span></text:span></text:p>
        <text:p text:style-name="P4"/>
        <text:p text:style-name="P4"><text:span text:style-name="Emphasis"><text:span text:style-name="T9"><text:s text:c="2"/></text:span></text:span><text:span text:style-name="Emphasis"><text:span text:style-name="Source_20_Text"><text:span text:style-name="T7">get</text:span></text:span></text:span><text:span text:style-name="Emphasis"><text:span text:style-name="T8"> </text:span></text:span><text:span text:style-name="Emphasis"><text:span text:style-name="Source_20_Text"><text:span text:style-name="T12">fullName</text:span></text:span></text:span><text:span text:style-name="Emphasis"><text:span text:style-name="Source_20_Text"><text:span text:style-name="T8">(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4"><text:span text:style-name="Emphasis"><text:span text:style-name="T9"><text:s text:c="4"/></text:span></text:span><text:span text:style-name="Emphasis"><text:span text:style-name="Source_20_Text"><text:span text:style-name="T7">return</text:span></text:span></text:span><text:span text:style-name="Emphasis"><text:span text:style-name="T8"> </text:span></text:span><text:span text:style-name="Emphasis"><text:span text:style-name="Source_20_Text"><text:span text:style-name="T14">`</text:span></text:span></text:span><text:span text:style-name="Emphasis"><text:span text:style-name="Source_20_Text"><text:span text:style-name="T7">${this</text:span></text:span></text:span><text:span text:style-name="Emphasis"><text:span text:style-name="Source_20_Text"><text:span text:style-name="T8">.name</text:span></text:span></text:span><text:span text:style-name="Emphasis"><text:span text:style-name="Source_20_Text"><text:span text:style-name="T7">}</text:span></text:span></text:span><text:span text:style-name="Emphasis"><text:span text:style-name="Source_20_Text"><text:span text:style-name="T14"> </text:span></text:span></text:span><text:span text:style-name="Emphasis"><text:span text:style-name="Source_20_Text"><text:span text:style-name="T7">${this</text:span></text:span></text:span><text:span text:style-name="Emphasis"><text:span text:style-name="Source_20_Text"><text:span text:style-name="T8">.surname</text:span></text:span></text:span><text:span text:style-name="Emphasis"><text:span text:style-name="Source_20_Text"><text:span text:style-name="T7">}</text:span></text:span></text:span><text:span text:style-name="Emphasis"><text:span text:style-name="Source_20_Text"><text:span text:style-name="T14">`</text:span></text:span></text:span><text:span text:style-name="Emphasis"><text:span text:style-name="Source_20_Text"><text:span text:style-name="T8">;</text:span></text:span></text:span></text:p>
        <text:p text:style-name="P4"><text:span text:style-name="Source_20_Text"><text:span text:style-name="Emphasis"><text:span text:style-name="T9"><text:s text:c="2"/></text:span></text:span></text:span><text:span text:style-name="Source_20_Text"><text:span text:style-name="Emphasis"><text:span text:style-name="T8">}</text:span></text:span></text:span></text:p>
        <text:p text:style-name="P4"><text:span text:style-name="Source_20_Text"><text:span text:style-name="T8">};</text:span></text:span></text:p>
        <text:p text:style-name="P4"/>
        <text:p text:style-name="P4"><text:span text:style-name="Emphasis"><text:span text:style-name="Source_20_Text"><text:span text:style-name="T12">alert</text:span></text:span></text:span><text:span text:style-name="Emphasis"><text:span text:style-name="Source_20_Text"><text:span text:style-name="T8">(user.fullName)</text:span></text:span></text:span><text:span text:style-name="Source_20_Text"><text:span text:style-name="Emphasis"><text:span text:style-name="T8">;</text:span></text:span></text:span><text:span text:style-name="Emphasis"><text:span text:style-name="Source_20_Text"><text:span text:style-name="T8"> </text:span></text:span></text:span><text:span text:style-name="Source_20_Text"><text:span text:style-name="Emphasis"><text:span text:style-name="T13">// John Smith</text:span></text:span></text:span></text:p>
      </text:section>
      <text:p text:style-name="P6"><text:span text:style-name="Emphasis"><text:span text:style-name="T4">На данный момент у </text:span></text:span><text:span text:style-name="Emphasis"><text:span text:style-name="Source_20_Text"><text:span text:style-name="T6">fullName</text:span></text:span></text:span><text:span text:style-name="Emphasis"><text:span text:style-name="T4"> есть только геттер. Если мы попытаемся назначить </text:span></text:span><text:span text:style-name="Emphasis"><text:span text:style-name="Source_20_Text"><text:span text:style-name="T6">user.fullName=</text:span></text:span></text:span><text:span text:style-name="Emphasis"><text:span text:style-name="T4">, произойдёт ошибка:</text:span></text:span></text:p>
      <text:section text:style-name="Sect1" text:name="eh42igxips">
        <text:p text:style-name="P4"><text:soft-page-break/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T7">get</text:span></text:span><text:span text:style-name="Source_20_Text"><text:span text:style-name="T8"> </text:span></text:span><text:span text:style-name="Source_20_Text"><text:span text:style-name="T12">fullName</text:span></text:span><text:span text:style-name="Source_20_Text"><text:span text:style-name="T8">() {</text:span></text:span></text:p>
        <text:p text:style-name="P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14">`...`</text:span></text:span><text:span text:style-name="Source_20_Text"><text:span text:style-name="T8">;</text:span></text:span></text:p>
        <text:p text:style-name="P4"><text:span text:style-name="Source_20_Text"><text:span text:style-name="T9"><text:s text:c="2"/></text:span></text:span><text:span text:style-name="Source_20_Text"><text:span text:style-name="T8">}</text:span></text:span></text:p>
        <text:p text:style-name="P4"><text:span text:style-name="Source_20_Text"><text:span text:style-name="T8">};</text:span></text:span></text:p>
        <text:p text:style-name="P4"/>
        <text:p text:style-name="P4"><text:span text:style-name="Source_20_Text"><text:span text:style-name="Emphasis"><text:span text:style-name="T8">user</text:span></text:span></text:span><text:span text:style-name="Emphasis"><text:span text:style-name="Source_20_Text"><text:span text:style-name="T8">.</text:span></text:span></text:span><text:span text:style-name="Source_20_Text"><text:span text:style-name="Emphasis"><text:span text:style-name="T8">fullName </text:span></text:span></text:span><text:span text:style-name="Source_20_Text"><text:span text:style-name="Emphasis"><text:span text:style-name="T7">=</text:span></text:span></text:span><text:span text:style-name="Source_20_Text"><text:span text:style-name="Emphasis"><text:span text:style-name="T8"> </text:span></text:span></text:span><text:span text:style-name="Source_20_Text"><text:span text:style-name="Emphasis"><text:span text:style-name="T14">"Тест"</text:span></text:span></text:span><text:span text:style-name="Source_20_Text"><text:span text:style-name="Emphasis"><text:span text:style-name="T8">; </text:span></text:span></text:span><text:span text:style-name="Source_20_Text"><text:span text:style-name="Emphasis"><text:span text:style-name="T13">// Ошибка (у свойства есть только геттер)</text:span></text:span></text:span></text:p>
      </text:section>
      <text:p text:style-name="P5"><text:span text:style-name="T15">Давайте исправим это, добавив сеттер для </text:span><text:span text:style-name="Source_20_Text"><text:span text:style-name="T16">user.fullName</text:span></text:span><text:span text:style-name="T15">:</text:span></text:p>
      <text:section text:style-name="Sect1" text:name="6y2kj1ol0k">
        <text:p text:style-name="P4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4"><text:span text:style-name="Source_20_Text"><text:span text:style-name="T9"><text:s text:c="2"/></text:span></text:span><text:span text:style-name="Source_20_Text"><text:span text:style-name="T8">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John"</text:span></text:span><text:span text:style-name="Source_20_Text"><text:span text:style-name="T8">,</text:span></text:span></text:p>
        <text:p text:style-name="P4"><text:span text:style-name="Source_20_Text"><text:span text:style-name="T9"><text:s text:c="2"/></text:span></text:span><text:span text:style-name="Source_20_Text"><text:span text:style-name="T8">sur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Smith"</text:span></text:span><text:span text:style-name="Source_20_Text"><text:span text:style-name="T8">,</text:span></text:span></text:p>
        <text:p text:style-name="P4"/>
        <text:p text:style-name="P4"><text:span text:style-name="Source_20_Text"><text:span text:style-name="T9"><text:s text:c="2"/></text:span></text:span><text:span text:style-name="Source_20_Text"><text:span text:style-name="T7">get</text:span></text:span><text:span text:style-name="Source_20_Text"><text:span text:style-name="T8"> </text:span></text:span><text:span text:style-name="Source_20_Text"><text:span text:style-name="T12">fullName</text:span></text:span><text:span text:style-name="Source_20_Text"><text:span text:style-name="T8">() {</text:span></text:span></text:p>
        <text:p text:style-name="P4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14">`</text:span></text:span><text:span text:style-name="Source_20_Text"><text:span text:style-name="T7">${this</text:span></text:span><text:span text:style-name="Source_20_Text"><text:span text:style-name="T8">.name</text:span></text:span><text:span text:style-name="Source_20_Text"><text:span text:style-name="T7">}</text:span></text:span><text:span text:style-name="Source_20_Text"><text:span text:style-name="T14"> </text:span></text:span><text:span text:style-name="Source_20_Text"><text:span text:style-name="T7">${this</text:span></text:span><text:span text:style-name="Source_20_Text"><text:span text:style-name="T8">.surname</text:span></text:span><text:span text:style-name="Source_20_Text"><text:span text:style-name="T7">}</text:span></text:span><text:span text:style-name="Source_20_Text"><text:span text:style-name="T14">`</text:span></text:span><text:span text:style-name="Source_20_Text"><text:span text:style-name="T8">;</text:span></text:span></text:p>
        <text:p text:style-name="P4"><text:span text:style-name="Source_20_Text"><text:span text:style-name="T9"><text:s text:c="2"/></text:span></text:span><text:span text:style-name="Source_20_Text"><text:span text:style-name="T8">},</text:span></text:span></text:p>
        <text:p text:style-name="P4"/>
        <text:p text:style-name="P4"><text:span text:style-name="Emphasis"><text:span text:style-name="T9"><text:s text:c="2"/></text:span></text:span><text:span text:style-name="Emphasis"><text:span text:style-name="Source_20_Text"><text:span text:style-name="T7">set</text:span></text:span></text:span><text:span text:style-name="Emphasis"><text:span text:style-name="T8"> </text:span></text:span><text:span text:style-name="Emphasis"><text:span text:style-name="Source_20_Text"><text:span text:style-name="T12">fullName</text:span></text:span></text:span><text:span text:style-name="Emphasis"><text:span text:style-name="Source_20_Text"><text:span text:style-name="T8">(value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4"><text:span text:style-name="Emphasis"><text:span text:style-name="T9"><text:s text:c="4"/></text:span></text:span><text:span text:style-name="Emphasis"><text:span text:style-name="Source_20_Text"><text:span text:style-name="T8">[</text:span>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name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surname</text:span></text:span><text:span text:style-name="Emphasis"><text:span text:style-name="Source_20_Text"><text:span text:style-name="T8">]</text:span></text:span></text:span><text:span text:style-name="Emphasis"><text:span text:style-name="T8"> </text:span></text:span><text:span text:style-name="Emphasis"><text:span text:style-name="Source_20_Text"><text:span text:style-name="T7">=</text:span></text:span></text:span><text:span text:style-name="Emphasis"><text:span text:style-name="T8"> value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split</text:span></text:span></text:span><text:span text:style-name="Emphasis"><text:span text:style-name="Source_20_Text"><text:span text:style-name="T8">(</text:span></text:span></text:span><text:span text:style-name="Emphasis"><text:span text:style-name="Source_20_Text"><text:span text:style-name="T14">" "</text:span></text:span></text:span><text:span text:style-name="Emphasis"><text:span text:style-name="Source_20_Text"><text:span text:style-name="T8">);</text:span></text:span></text:span></text:p>
        <text:p text:style-name="P4"><text:span text:style-name="Source_20_Text"><text:span text:style-name="Emphasis"><text:span text:style-name="T9"><text:s text:c="2"/></text:span></text:span></text:span><text:span text:style-name="Source_20_Text"><text:span text:style-name="Emphasis"><text:span text:style-name="T8">}</text:span></text:span></text:span></text:p>
        <text:p text:style-name="P4"><text:span text:style-name="Source_20_Text"><text:span text:style-name="T8">};</text:span></text:span></text:p>
        <text:p text:style-name="P4"/>
        <text:p text:style-name="P4"><text:span text:style-name="Source_20_Text"><text:span text:style-name="T13">// set fullName запустится с данным значением</text:span></text:span></text:p>
        <text:p text:style-name="P4"><text:span text:style-name="Source_20_Text"><text:span text:style-name="T8">user.fullName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14">"Alice Cooper"</text:span></text:span><text:span text:style-name="Source_20_Text"><text:span text:style-name="T8">;</text:span></text:span></text:p>
        <text:p text:style-name="P4"/>
        <text:p text:style-name="P4"><text:span text:style-name="Source_20_Text"><text:span text:style-name="T12">alert</text:span></text:span><text:span text:style-name="Source_20_Text"><text:span text:style-name="T8">(user.name); </text:span></text:span><text:span text:style-name="Source_20_Text"><text:span text:style-name="T13">// Alice</text:span></text:span></text:p>
        <text:p text:style-name="P4"><text:span text:style-name="Source_20_Text"><text:span text:style-name="T12">alert</text:span></text:span><text:span text:style-name="Source_20_Text"><text:span text:style-name="T8">(user.surname); </text:span></text:span><text:span text:style-name="Source_20_Text"><text:span text:style-name="T13">// Cooper</text:span></text:span></text:p>
      </text:section>
      <text:p text:style-name="P5"><text:span text:style-name="T15">В итоге мы получили «виртуальное» свойство </text:span><text:span text:style-name="Source_20_Text"><text:span text:style-name="T16">fullName</text:span></text:span><text:span text:style-name="T15">. Его можно прочитать и изменить.</text:span></text:p>
      <text:p text:style-name="P7"><text:span text:style-name="Emphasis"><text:span text:style-name="T17">Если мы вызовем без гет то не сможем прочитать </text:span></text:span><text:span text:style-name="Emphasis"><text:span text:style-name="T18">консоль не выведет </text:span></text:span></text:p>
      <text:p text:style-name="P7"><text:span text:style-name="Emphasis"><text:span text:style-name="T19">let</text:span></text:span><text:span text:style-name="Emphasis"><text:span text:style-name="T20"> </text:span></text:span><text:span text:style-name="Emphasis"><text:span text:style-name="T21">user</text:span></text:span><text:span text:style-name="Emphasis"><text:span text:style-name="T20"> </text:span></text:span><text:span text:style-name="Emphasis"><text:span text:style-name="T22">=</text:span></text:span><text:span text:style-name="Emphasis"><text:span text:style-name="T20"> {</text:span></text:span></text:p>
      <text:p text:style-name="P8">  <text:span text:style-name="T23">name:</text:span><text:span text:style-name="T24"> </text:span><text:span text:style-name="T25">"John"</text:span><text:span text:style-name="T24">,</text:span></text:p>
      <text:p text:style-name="P8">  <text:span text:style-name="T23">surname:</text:span><text:span text:style-name="T24"> </text:span><text:span text:style-name="T25">"Smith"</text:span><text:span text:style-name="T24">,</text:span></text:p>
      <text:p text:style-name="P9"/>
      <text:p text:style-name="P8">  <text:span text:style-name="T26">set</text:span><text:span text:style-name="T24"> </text:span><text:span text:style-name="T23">fullName</text:span><text:span text:style-name="T24">(</text:span><text:span text:style-name="T23">value</text:span><text:span text:style-name="T24">) {</text:span></text:p>
      <text:p text:style-name="P8">    <text:span text:style-name="T24">[</text:span><text:span text:style-name="T26">this</text:span><text:span text:style-name="T24">.</text:span><text:span text:style-name="T23">name</text:span><text:span text:style-name="T24">, </text:span><text:span text:style-name="T26">this</text:span><text:span text:style-name="T24">.</text:span><text:span text:style-name="T23">surname</text:span><text:span text:style-name="T24">] </text:span><text:span text:style-name="T27">=</text:span><text:span text:style-name="T24"> </text:span><text:span text:style-name="T23">value</text:span><text:span text:style-name="T24">.</text:span><text:span text:style-name="T28">split</text:span><text:span text:style-name="T24">(</text:span><text:span text:style-name="T25">" "</text:span><text:span text:style-name="T24">);</text:span></text:p>
      <text:p text:style-name="P8">  <text:span text:style-name="T24">}</text:span></text:p>
      <text:p text:style-name="P10">};</text:p>
      <text:p text:style-name="P11"/>
      <text:p text:style-name="P10"><text:span text:style-name="T29">user</text:span>.<text:span text:style-name="T29">fullName</text:span> <text:span text:style-name="T30">=</text:span> <text:span text:style-name="T31">"Alice Cooper"</text:span>;</text:p>
      <text:p text:style-name="P11"/>
      <text:p text:style-name="P8"><text:span text:style-name="T23">console</text:span><text:span text:style-name="T24">.</text:span><text:span text:style-name="T28">log</text:span><text:span text:style-name="T24">(</text:span><text:span text:style-name="T23">user</text:span><text:span text:style-name="T24">.</text:span><text:span text:style-name="T23">fullName</text:span><text:span text:style-name="T24">); //</text:span><text:span text:style-name="T32">undefined</text:span></text:p>
      <text:p text:style-name="P7"><text:span text:style-name="Emphasis"><text:span text:style-name="T17"/></text:span></text:p>
      <text:p text:style-name="P7"><text:span text:style-name="Emphasis"><text:span text:style-name="T17"/></text:span></text:p>
      <text:h text:style-name="P12" text:outline-level="2"><text:a xlink:type="simple" xlink:href="https://learn.javascript.ru/property-accessors#deskriptory-svoystv-dostupa" office:name="deskriptory-svoystv-dostupa" text:style-name="Internet_20_link" text:visited-style-name="Visited_20_Internet_20_Link"><text:soft-page-break/><text:span text:style-name="Emphasis"><text:span text:style-name="T33">Дескрипторы свойств доступа</text:span></text:span></text:a></text:h>
      <text:p text:style-name="P13">Дескрипторы свойств-аксессоров отличаются от «обычных» свойств-данных.</text:p>
      <text:p text:style-name="P14"><text:span text:style-name="T15">Свойства-аксессоры не имеют </text:span><text:span text:style-name="Source_20_Text"><text:span text:style-name="T16">value</text:span></text:span><text:span text:style-name="T15"> и </text:span><text:span text:style-name="Source_20_Text"><text:span text:style-name="T16">writable</text:span></text:span><text:span text:style-name="T15">, но взамен предлагают функции </text:span><text:span text:style-name="Source_20_Text"><text:span text:style-name="T16">get</text:span></text:span><text:span text:style-name="T15"> и </text:span><text:span text:style-name="Source_20_Text"><text:span text:style-name="T16">set</text:span></text:span><text:span text:style-name="T15">.</text:span></text:p>
      <text:p text:style-name="P13">То есть, дескриптор аксессора может иметь:</text:p>
      <text:list text:style-name="L1">
        <text:list-item>
          <text:p text:style-name="P15"><text:span text:style-name="Strong_20_Emphasis"><text:span text:style-name="Source_20_Text"><text:span text:style-name="T16">get</text:span></text:span></text:span><text:span text:style-name="T15"> – функция без аргументов, которая сработает при чтении свойства,</text:span></text:p>
        </text:list-item>
        <text:list-item>
          <text:p text:style-name="P15"><text:span text:style-name="Strong_20_Emphasis"><text:span text:style-name="Source_20_Text"><text:span text:style-name="T16">set</text:span></text:span></text:span><text:span text:style-name="T15"> – функция, принимающая один аргумент, вызываемая при присвоении свойства,</text:span></text:p>
        </text:list-item>
        <text:list-item>
          <text:p text:style-name="P15"><text:span text:style-name="Strong_20_Emphasis"><text:span text:style-name="Source_20_Text"><text:span text:style-name="T16">enumerable</text:span></text:span></text:span><text:span text:style-name="T15"> – то же самое, что и для свойств-данных,</text:span></text:p>
        </text:list-item>
        <text:list-item>
          <text:p text:style-name="P15"><text:span text:style-name="Strong_20_Emphasis"><text:span text:style-name="Source_20_Text"><text:span text:style-name="T16">configurable</text:span></text:span></text:span><text:span text:style-name="T15"> – то же самое, что и для свойств-данных.</text:span></text:p>
        </text:list-item>
      </text:list>
      <text:p text:style-name="P16"><text:span text:style-name="Emphasis"><text:span text:style-name="T17">Например, для создания аксессора </text:span></text:span><text:span text:style-name="Emphasis"><text:span text:style-name="Source_20_Text"><text:span text:style-name="T34">fullName</text:span></text:span></text:span><text:span text:style-name="Emphasis"><text:span text:style-name="T17"> при помощи </text:span></text:span><text:span text:style-name="Emphasis"><text:span text:style-name="Source_20_Text"><text:span text:style-name="T34">defineProperty</text:span></text:span></text:span><text:span text:style-name="Emphasis"><text:span text:style-name="T17"> мы можем передать дескриптор с использованием </text:span></text:span><text:span text:style-name="Emphasis"><text:span text:style-name="Source_20_Text"><text:span text:style-name="T34">get</text:span></text:span></text:span><text:span text:style-name="Emphasis"><text:span text:style-name="T17"> и </text:span></text:span><text:span text:style-name="Emphasis"><text:span text:style-name="Source_20_Text"><text:span text:style-name="T34">set</text:span></text:span></text:span><text:span text:style-name="Emphasis"><text:span text:style-name="T17">:</text:span></text:span></text:p>
      <text:section text:style-name="Sect1" text:name="59brfmipdo">
        <text:p text:style-name="P17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17"><text:span text:style-name="Source_20_Text"><text:span text:style-name="T9"><text:s text:c="2"/></text:span></text:span><text:span text:style-name="Source_20_Text"><text:span text:style-name="T8">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John"</text:span></text:span><text:span text:style-name="Source_20_Text"><text:span text:style-name="T8">,</text:span></text:span></text:p>
        <text:p text:style-name="P17"><text:span text:style-name="Source_20_Text"><text:span text:style-name="T9"><text:s text:c="2"/></text:span></text:span><text:span text:style-name="Source_20_Text"><text:span text:style-name="T8">surnam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14">"Smith"</text:span></text:span></text:p>
        <text:p text:style-name="P17"><text:span text:style-name="Source_20_Text"><text:span text:style-name="T8">};</text:span></text:span></text:p>
        <text:p text:style-name="P17"/>
        <text:p text:style-name="P17"><text:span text:style-name="Emphasis"><text:span text:style-name="T8">Object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defineProperty</text:span></text:span></text:span><text:span text:style-name="Emphasis"><text:span text:style-name="Source_20_Text"><text:span text:style-name="T8">(</text:span></text:span></text:span><text:span text:style-name="Emphasis"><text:span text:style-name="T8">user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14">'fullName'</text:span>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2"/></text:span></text:span><text:span text:style-name="Emphasis"><text:span text:style-name="Source_20_Text"><text:span text:style-name="T12">get</text:span></text:span></text:span><text:span text:style-name="Emphasis"><text:span text:style-name="Source_20_Text"><text:span text:style-name="T8">(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4"/></text:span></text:span><text:span text:style-name="Emphasis"><text:span text:style-name="Source_20_Text"><text:span text:style-name="T7">return</text:span></text:span></text:span><text:span text:style-name="Emphasis"><text:span text:style-name="T8"> </text:span></text:span><text:span text:style-name="Emphasis"><text:span text:style-name="Source_20_Text"><text:span text:style-name="T14">`</text:span></text:span></text:span><text:span text:style-name="Emphasis"><text:span text:style-name="Source_20_Text"><text:span text:style-name="T7">${this</text:span></text:span></text:span><text:span text:style-name="Emphasis"><text:span text:style-name="Source_20_Text"><text:span text:style-name="T8">.name</text:span></text:span></text:span><text:span text:style-name="Emphasis"><text:span text:style-name="Source_20_Text"><text:span text:style-name="T7">}</text:span></text:span></text:span><text:span text:style-name="Emphasis"><text:span text:style-name="Source_20_Text"><text:span text:style-name="T14"> </text:span></text:span></text:span><text:span text:style-name="Emphasis"><text:span text:style-name="Source_20_Text"><text:span text:style-name="T7">${this</text:span></text:span></text:span><text:span text:style-name="Emphasis"><text:span text:style-name="Source_20_Text"><text:span text:style-name="T8">.surname</text:span></text:span></text:span><text:span text:style-name="Emphasis"><text:span text:style-name="Source_20_Text"><text:span text:style-name="T7">}</text:span></text:span></text:span><text:span text:style-name="Emphasis"><text:span text:style-name="Source_20_Text"><text:span text:style-name="T14">`</text:span></text:span></text:span><text:span text:style-name="Emphasis"><text:span text:style-name="Source_20_Text"><text:span text:style-name="T8">;</text:span></text:span></text:span></text:p>
        <text:p text:style-name="P17"><text:span text:style-name="Emphasis"><text:span text:style-name="T9"><text:s text:c="2"/></text:span></text:span><text:span text:style-name="Emphasis"><text:span text:style-name="Source_20_Text"><text:span text:style-name="T8">},</text:span></text:span></text:span></text:p>
        <text:p text:style-name="P17"/>
        <text:p text:style-name="P17"><text:span text:style-name="Emphasis"><text:span text:style-name="T9"><text:s text:c="2"/></text:span></text:span><text:span text:style-name="Emphasis"><text:span text:style-name="Source_20_Text"><text:span text:style-name="T12">set</text:span></text:span></text:span><text:span text:style-name="Emphasis"><text:span text:style-name="Source_20_Text"><text:span text:style-name="T8">(</text:span></text:span></text:span><text:span text:style-name="Emphasis"><text:span text:style-name="T8">value</text:span></text:span><text:span text:style-name="Emphasis"><text:span text:style-name="Source_20_Text"><text:span text:style-name="T8">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4"/></text:span></text:span><text:span text:style-name="Emphasis"><text:span text:style-name="Source_20_Text"><text:span text:style-name="T8">[</text:span>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name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surname</text:span></text:span><text:span text:style-name="Emphasis"><text:span text:style-name="Source_20_Text"><text:span text:style-name="T8">]</text:span></text:span></text:span><text:span text:style-name="Emphasis"><text:span text:style-name="T8"> </text:span></text:span><text:span text:style-name="Emphasis"><text:span text:style-name="Source_20_Text"><text:span text:style-name="T7">=</text:span></text:span></text:span><text:span text:style-name="Emphasis"><text:span text:style-name="T8"> value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split</text:span></text:span></text:span><text:span text:style-name="Emphasis"><text:span text:style-name="Source_20_Text"><text:span text:style-name="T8">(</text:span></text:span></text:span><text:span text:style-name="Emphasis"><text:span text:style-name="Source_20_Text"><text:span text:style-name="T14">" "</text:span></text:span></text:span><text:span text:style-name="Emphasis"><text:span text:style-name="Source_20_Text"><text:span text:style-name="T8">);</text:span></text:span></text:span></text:p>
        <text:p text:style-name="P17"><text:span text:style-name="Source_20_Text"><text:span text:style-name="Emphasis"><text:span text:style-name="T9"><text:s text:c="2"/></text:span></text:span></text:span><text:span text:style-name="Source_20_Text"><text:span text:style-name="Emphasis"><text:span text:style-name="T8">}</text:span></text:span></text:span></text:p>
        <text:p text:style-name="P17"><text:span text:style-name="Source_20_Text"><text:span text:style-name="T8">});</text:span></text:span></text:p>
        <text:p text:style-name="P17"/>
        <text:p text:style-name="P17"><text:span text:style-name="Source_20_Text"><text:span text:style-name="T12">alert</text:span></text:span><text:span text:style-name="Source_20_Text"><text:span text:style-name="T8">(user.fullName); </text:span></text:span><text:span text:style-name="Source_20_Text"><text:span text:style-name="T13">// John Smith</text:span></text:span></text:p>
        <text:p text:style-name="P17"/>
        <text:p text:style-name="P17"><text:span text:style-name="Source_20_Text"><text:span text:style-name="T7">for</text:span></text:span><text:span text:style-name="Source_20_Text"><text:span text:style-name="T8">(</text:span></text:span><text:span text:style-name="Source_20_Text"><text:span text:style-name="T7">let</text:span></text:span><text:span text:style-name="Source_20_Text"><text:span text:style-name="T8"> key </text:span></text:span><text:span text:style-name="Source_20_Text"><text:span text:style-name="T7">in</text:span></text:span><text:span text:style-name="Source_20_Text"><text:span text:style-name="T8"> user) </text:span></text:span><text:span text:style-name="Source_20_Text"><text:span text:style-name="T12">alert</text:span></text:span><text:span text:style-name="Source_20_Text"><text:span text:style-name="T8">(key); </text:span></text:span><text:span text:style-name="Source_20_Text"><text:span text:style-name="T13">// name, surname</text:span></text:span></text:p>
      </text:section>
      <text:p text:style-name="P14"><text:span text:style-name="T15">Ещё раз заметим, что свойство объекта может быть либо свойством-аксессором (с методами </text:span><text:span text:style-name="Source_20_Text"><text:span text:style-name="T16">get/set</text:span></text:span><text:span text:style-name="T15">), либо свойством-данным (со значением </text:span><text:span text:style-name="Source_20_Text"><text:span text:style-name="T16">value</text:span></text:span><text:span text:style-name="T15">).</text:span></text:p>
      <text:p text:style-name="P16"><text:span text:style-name="Emphasis"><text:span text:style-name="T17">При попытке указать и </text:span></text:span><text:span text:style-name="Emphasis"><text:span text:style-name="Source_20_Text"><text:span text:style-name="T34">get</text:span></text:span></text:span><text:span text:style-name="Emphasis"><text:span text:style-name="T17">, и </text:span></text:span><text:span text:style-name="Emphasis"><text:span text:style-name="Source_20_Text"><text:span text:style-name="T34">value</text:span></text:span></text:span><text:span text:style-name="Emphasis"><text:span text:style-name="T17"> в одном дескрипторе будет ошибка:</text:span></text:span></text:p>
      <text:section text:style-name="Sect1" text:name="jvf92p15mm">
        <text:p text:style-name="P17"><text:span text:style-name="Emphasis"><text:span text:style-name="T13">// Error: Invalid property descriptor.</text:span></text:span></text:p>
        <text:p text:style-name="P17"><text:span text:style-name="Source_20_Text"><text:span text:style-name="T8">Object.</text:span></text:span><text:span text:style-name="Source_20_Text"><text:span text:style-name="T12">defineProperty</text:span></text:span><text:span text:style-name="Source_20_Text"><text:span text:style-name="T8">({}, </text:span></text:span><text:span text:style-name="Source_20_Text"><text:span text:style-name="T14">'prop'</text:span></text:span><text:span text:style-name="Source_20_Text"><text:span text:style-name="T8">, {</text:span></text:span></text:p>
        <text:p text:style-name="P17"><text:span text:style-name="Source_20_Text"><text:span text:style-name="T9"><text:s text:c="2"/></text:span></text:span><text:span text:style-name="Source_20_Text"><text:span text:style-name="T12">get</text:span></text:span><text:span text:style-name="Source_20_Text"><text:span text:style-name="T8">() {</text:span></text:span></text:p>
        <text:p text:style-name="P17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35">1</text:span></text:span></text:p>
        <text:p text:style-name="P17"><text:soft-page-break/><text:span text:style-name="Source_20_Text"><text:span text:style-name="T9"><text:s text:c="2"/></text:span></text:span><text:span text:style-name="Source_20_Text"><text:span text:style-name="T8">},</text:span></text:span></text:p>
        <text:p text:style-name="P17"/>
        <text:p text:style-name="P17"><text:span text:style-name="Source_20_Text"><text:span text:style-name="T9"><text:s text:c="2"/></text:span></text:span><text:span text:style-name="Source_20_Text"><text:span text:style-name="T8">value</text:span></text:span><text:span text:style-name="Source_20_Text"><text:span text:style-name="T7">:</text:span></text:span><text:span text:style-name="Source_20_Text"><text:span text:style-name="T8"> </text:span></text:span><text:span text:style-name="Source_20_Text"><text:span text:style-name="T35">2</text:span></text:span></text:p>
        <text:p text:style-name="P17"><text:span text:style-name="Source_20_Text"><text:span text:style-name="T8">});</text:span></text:span></text:p>
      </text:section>
      <text:h text:style-name="P12" text:outline-level="2"><text:a xlink:type="simple" xlink:href="https://learn.javascript.ru/property-accessors#umnye-gettery-settery" office:name="umnye-gettery-settery" text:style-name="Internet_20_link" text:visited-style-name="Visited_20_Internet_20_Link"><text:span text:style-name="Emphasis"><text:span text:style-name="T33">Умные геттеры/сеттеры</text:span></text:span></text:a></text:h>
      <text:p text:style-name="P16"><text:span text:style-name="Emphasis"><text:span text:style-name="T33"/></text:span></text:p>
      <text:p text:style-name="P16"><text:span text:style-name="Emphasis"><text:span text:style-name="T36">Геттеры/сеттеры можно использовать как обёртки над «реальными» значениями свойств, чтобы получить больше контроля над операциями с ними.</text:span></text:span></text:p>
      <text:p text:style-name="P14"><text:span text:style-name="T15">Например, если мы хотим запретить устанавливать короткое имя для </text:span><text:span text:style-name="Source_20_Text"><text:span text:style-name="T16">user</text:span></text:span><text:span text:style-name="T15">, мы можем использовать сеттер </text:span><text:span text:style-name="Source_20_Text"><text:span text:style-name="T16">name</text:span></text:span><text:span text:style-name="T15"> для проверки, а само значение хранить в отдельном свойстве </text:span><text:span text:style-name="Source_20_Text"><text:span text:style-name="T16">_name</text:span></text:span><text:span text:style-name="T15">:</text:span></text:p>
      <text:section text:style-name="Sect1" text:name="ke1b07t69b">
        <text:p text:style-name="P17"><text:span text:style-name="Source_20_Text"><text:span text:style-name="T7">let</text:span></text:span><text:span text:style-name="Source_20_Text"><text:span text:style-name="T8"> user </text:span></text:span><text:span text:style-name="Source_20_Text"><text:span text:style-name="T7">=</text:span></text:span><text:span text:style-name="Source_20_Text"><text:span text:style-name="T8"> {</text:span></text:span></text:p>
        <text:p text:style-name="P17"><text:span text:style-name="Source_20_Text"><text:span text:style-name="T9"><text:s text:c="2"/></text:span></text:span><text:span text:style-name="Source_20_Text"><text:span text:style-name="T7">get</text:span></text:span><text:span text:style-name="Source_20_Text"><text:span text:style-name="T8"> </text:span></text:span><text:span text:style-name="Source_20_Text"><text:span text:style-name="T12">name</text:span></text:span><text:span text:style-name="Source_20_Text"><text:span text:style-name="T8">() {</text:span></text:span></text:p>
        <text:p text:style-name="P17"><text:span text:style-name="Source_20_Text"><text:span text:style-name="T9"><text:s text:c="4"/></text:span></text:span><text:span text:style-name="Source_20_Text"><text:span text:style-name="T7">return</text:span></text:span><text:span text:style-name="Source_20_Text"><text:span text:style-name="T8"> </text:span></text:span><text:span text:style-name="Source_20_Text"><text:span text:style-name="T7">this</text:span></text:span><text:span text:style-name="Source_20_Text"><text:span text:style-name="T8">._name;</text:span></text:span></text:p>
        <text:p text:style-name="P17"><text:span text:style-name="Source_20_Text"><text:span text:style-name="T9"><text:s text:c="2"/></text:span></text:span><text:span text:style-name="Source_20_Text"><text:span text:style-name="T8">},</text:span></text:span></text:p>
        <text:p text:style-name="P17"/>
        <text:p text:style-name="P17"><text:span text:style-name="Source_20_Text"><text:span text:style-name="T9"><text:s text:c="2"/></text:span></text:span><text:span text:style-name="Source_20_Text"><text:span text:style-name="T7">set</text:span></text:span><text:span text:style-name="Source_20_Text"><text:span text:style-name="T8"> </text:span></text:span><text:span text:style-name="Source_20_Text"><text:span text:style-name="T12">name</text:span></text:span><text:span text:style-name="Source_20_Text"><text:span text:style-name="T8">(value) {</text:span></text:span></text:p>
        <text:p text:style-name="P17"><text:span text:style-name="Source_20_Text"><text:span text:style-name="T9"><text:s text:c="4"/></text:span></text:span><text:span text:style-name="Source_20_Text"><text:span text:style-name="T7">if</text:span></text:span><text:span text:style-name="Source_20_Text"><text:span text:style-name="T8"> (value.length </text:span></text:span><text:span text:style-name="Source_20_Text"><text:span text:style-name="T7">&lt;</text:span></text:span><text:span text:style-name="Source_20_Text"><text:span text:style-name="T8"> </text:span></text:span><text:span text:style-name="Source_20_Text"><text:span text:style-name="T35">4</text:span></text:span><text:span text:style-name="Source_20_Text"><text:span text:style-name="T8">) {</text:span></text:span></text:p>
        <text:p text:style-name="P17"><text:span text:style-name="Source_20_Text"><text:span text:style-name="T9"><text:s text:c="6"/></text:span></text:span><text:span text:style-name="Source_20_Text"><text:span text:style-name="T12">alert</text:span></text:span><text:span text:style-name="Source_20_Text"><text:span text:style-name="T8">(</text:span></text:span><text:span text:style-name="Source_20_Text"><text:span text:style-name="T14">"Имя слишком короткое, должно быть более 4 символов"</text:span></text:span><text:span text:style-name="Source_20_Text"><text:span text:style-name="T8">);</text:span></text:span></text:p>
        <text:p text:style-name="P17"><text:span text:style-name="Source_20_Text"><text:span text:style-name="T9"><text:s text:c="6"/></text:span></text:span><text:span text:style-name="Source_20_Text"><text:span text:style-name="T7">return</text:span></text:span><text:span text:style-name="Source_20_Text"><text:span text:style-name="T8">;</text:span></text:span></text:p>
        <text:p text:style-name="P17"><text:span text:style-name="Source_20_Text"><text:span text:style-name="T9"><text:s text:c="4"/></text:span></text:span><text:span text:style-name="Source_20_Text"><text:span text:style-name="T8">}</text:span></text:span></text:p>
        <text:p text:style-name="P17"><text:span text:style-name="Source_20_Text"><text:span text:style-name="T9"><text:s text:c="4"/></text:span></text:span><text:span text:style-name="Source_20_Text"><text:span text:style-name="T7">this</text:span></text:span><text:span text:style-name="Source_20_Text"><text:span text:style-name="T8">._name </text:span></text:span><text:span text:style-name="Source_20_Text"><text:span text:style-name="T7">=</text:span></text:span><text:span text:style-name="Source_20_Text"><text:span text:style-name="T8"> value;</text:span></text:span></text:p>
        <text:p text:style-name="P17"><text:span text:style-name="Source_20_Text"><text:span text:style-name="T9"><text:s text:c="2"/></text:span></text:span><text:span text:style-name="Source_20_Text"><text:span text:style-name="T8">}</text:span></text:span></text:p>
        <text:p text:style-name="P17"><text:span text:style-name="Source_20_Text"><text:span text:style-name="T8">};</text:span></text:span></text:p>
        <text:p text:style-name="P17"/>
        <text:p text:style-name="P17"><text:span text:style-name="Source_20_Text"><text:span text:style-name="T8">user.name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14">"Pete"</text:span></text:span><text:span text:style-name="Source_20_Text"><text:span text:style-name="T8">;</text:span></text:span></text:p>
        <text:p text:style-name="P17"><text:span text:style-name="Source_20_Text"><text:span text:style-name="T12">alert</text:span></text:span><text:span text:style-name="Source_20_Text"><text:span text:style-name="T8">(user.name); </text:span></text:span><text:span text:style-name="Source_20_Text"><text:span text:style-name="T13">// Pete</text:span></text:span></text:p>
        <text:p text:style-name="P17"/>
        <text:p text:style-name="P17"><text:span text:style-name="Source_20_Text"><text:span text:style-name="T8">user.name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14">""</text:span></text:span><text:span text:style-name="Source_20_Text"><text:span text:style-name="T8">; </text:span></text:span><text:span text:style-name="Source_20_Text"><text:span text:style-name="T13">// Имя слишком короткое...</text:span></text:span></text:p>
      </text:section>
      <text:p text:style-name="P16"><text:span text:style-name="Emphasis"><text:span text:style-name="T36">Таким образом, само имя хранится в </text:span></text:span><text:span text:style-name="Emphasis"><text:span text:style-name="Source_20_Text"><text:span text:style-name="T37">_name</text:span></text:span></text:span><text:span text:style-name="Emphasis"><text:span text:style-name="T36">, доступ к которому производится через геттер и сеттер. </text:span></text:span></text:p>
      <text:h text:style-name="P18" text:outline-level="1"><text:span text:style-name="Emphasis"><text:span text:style-name="T36">Что значит нижнее подчёркивание в </text:span></text:span><text:span text:style-name="Emphasis"><text:span text:style-name="Source_20_Text"><text:span text:style-name="T38">_name</text:span></text:span></text:span></text:h>
      <text:p text:style-name="P19">В JavaScript есть правило кодирования:</text:p>
      <text:p text:style-name="P20"><text:span text:style-name="Strong_20_Emphasis">Переменная, которая начинается с </text:span><text:span text:style-name="Strong_20_Emphasis"><text:span text:style-name="Source_20_Text">_</text:span></text:span><text:span text:style-name="Strong_20_Emphasis">, считается “внутренней” или “приватной”, и НЕ предназначена для прямого использования извне.</text:span></text:p>
      <text:p text:style-name="P19">Это НЕ делает переменную приватной по-настоящему,<text:line-break/>это просто соглашение между программистами.</text:p>
      <text:p text:style-name="P21"/>
      <text:h text:style-name="P22" text:outline-level="1"><text:soft-page-break/>🧠 Почему <text:span text:style-name="Source_20_Text">_name</text:span> используется в примере?</text:h>
      <text:p text:style-name="P19">Потому что у нас есть <text:span text:style-name="Strong_20_Emphasis">геттер и сеттер</text:span> с именем <text:span text:style-name="Source_20_Text">name</text:span>:</text:p>
      <text:p text:style-name="P23"><text:span text:style-name="Source_20_Text">get name() { ... }</text:span></text:p>
      <text:p text:style-name="P24"><text:span text:style-name="Source_20_Text">set name(value) { ... }</text:span></text:p>
      <text:p text:style-name="P19">Если бы мы написали:</text:p>
      <text:p text:style-name="P23"><text:span text:style-name="Source_20_Text">this.name = value;</text:span></text:p>
      <text:p text:style-name="P19">это вызвало бы сеттер снова → бесконечный цикл.</text:p>
      <text:p text:style-name="P19">Значит, нам нужно хранить “реальное” имя в <text:span text:style-name="Strong_20_Emphasis">другой переменной</text:span>.</text:p>
      <text:p text:style-name="P19">Выбираем для этого <text:span text:style-name="Strong_20_Emphasis"><text:span text:style-name="Source_20_Text">_name</text:span></text:span>, потому что:</text:p>
      <text:h text:style-name="P25" text:outline-level="3">✔ <text:span text:style-name="Source_20_Text">_name</text:span> → внутренняя переменная</text:h>
      <text:h text:style-name="P25" text:outline-level="3">✔ <text:span text:style-name="Source_20_Text">name</text:span> → свойство, доступное пользователю</text:h>
      <text:p text:style-name="P16"><text:span text:style-name="Emphasis"><text:span text:style-name="T36">Технически, внешний код всё ещё может получить доступ к имени напрямую с помощью </text:span></text:span><text:span text:style-name="Emphasis"><text:span text:style-name="Source_20_Text"><text:span text:style-name="T37">user._name</text:span></text:span></text:span><text:span text:style-name="Emphasis"><text:span text:style-name="T36">, но существует широко известное соглашение о том, что свойства, которые начинаются с символа </text:span></text:span><text:span text:style-name="Emphasis"><text:span text:style-name="Source_20_Text"><text:span text:style-name="T37">"_"</text:span></text:span></text:span><text:span text:style-name="Emphasis"><text:span text:style-name="T36">, являются внутренними, и к ним не следует обращаться из-за пределов объекта. </text:span></text:span></text:p>
      <text:p text:style-name="P16"><text:span text:style-name="Emphasis"><text:span text:style-name="T36"/></text:span></text:p>
      <text:h text:style-name="P12" text:outline-level="2"><text:a xlink:type="simple" xlink:href="https://learn.javascript.ru/property-accessors#ispolzovanie-dlya-sovmestimosti" office:name="ispolzovanie-dlya-sovmestimosti" text:style-name="Internet_20_link" text:visited-style-name="Visited_20_Internet_20_Link"><text:span text:style-name="Emphasis"><text:span text:style-name="T33">Использование для совместимости</text:span></text:span></text:a></text:h>
      <text:p text:style-name="P16"><text:span text:style-name="Emphasis"><text:span text:style-name="T36">У аксессоров есть интересная область применения – они позволяют в любой момент взять «обычное» свойство и изменить его поведение, поменяв на геттер и сеттер.</text:span></text:span></text:p>
      <text:p text:style-name="P14"><text:span text:style-name="T15">Например, представим, что мы начали реализовывать объект </text:span><text:span text:style-name="Source_20_Text"><text:span text:style-name="T16">user</text:span></text:span><text:span text:style-name="T15">, используя свойства-данные имя </text:span><text:span text:style-name="Source_20_Text"><text:span text:style-name="T16">name</text:span></text:span><text:span text:style-name="T15"> и возраст </text:span><text:span text:style-name="Source_20_Text"><text:span text:style-name="T16">age</text:span></text:span><text:span text:style-name="T15">:</text:span></text:p>
      <text:section text:style-name="Sect1" text:name="s5r1lg60kr">
        <text:p text:style-name="P17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name, age) {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name </text:span></text:span><text:span text:style-name="Source_20_Text"><text:span text:style-name="T7">=</text:span></text:span><text:span text:style-name="Source_20_Text"><text:span text:style-name="T8"> name;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age </text:span></text:span><text:span text:style-name="Source_20_Text"><text:span text:style-name="T7">=</text:span></text:span><text:span text:style-name="Source_20_Text"><text:span text:style-name="T8"> age;</text:span></text:span></text:p>
        <text:p text:style-name="P17"><text:span text:style-name="Source_20_Text"><text:span text:style-name="T8">}</text:span></text:span></text:p>
        <text:p text:style-name="P17"/>
        <text:p text:style-name="P17"><text:span text:style-name="Source_20_Text"><text:span text:style-name="T7">let</text:span></text:span><text:span text:style-name="Source_20_Text"><text:span text:style-name="T8"> john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</text:span></text:span><text:span text:style-name="Source_20_Text"><text:span text:style-name="T14">"John"</text:span></text:span><text:span text:style-name="Source_20_Text"><text:span text:style-name="T8">, </text:span></text:span><text:span text:style-name="Source_20_Text"><text:span text:style-name="T35">25</text:span></text:span><text:span text:style-name="Source_20_Text"><text:span text:style-name="T8">);</text:span></text:span></text:p>
        <text:p text:style-name="P17"/>
        <text:p text:style-name="P17"><text:span text:style-name="Source_20_Text"><text:span text:style-name="T12">alert</text:span></text:span><text:span text:style-name="Source_20_Text"><text:span text:style-name="T8">( john.age ); </text:span></text:span><text:span text:style-name="Source_20_Text"><text:span text:style-name="T13">// 25</text:span></text:span></text:p>
      </text:section>
      <text:p text:style-name="P14"><text:span text:style-name="T39">…</text:span><text:span text:style-name="T15">Но рано или поздно всё может измениться. Взамен возраста </text:span><text:span text:style-name="Source_20_Text"><text:span text:style-name="T16">age</text:span></text:span><text:span text:style-name="T15"> мы можем решить хранить дату рождения </text:span><text:span text:style-name="Source_20_Text"><text:span text:style-name="T16">birthday</text:span></text:span><text:span text:style-name="T15">, потому что так более точно и удобно:</text:span></text:p>
      <text:section text:style-name="Sect1" text:name="25h4ptbbbf">
        <text:p text:style-name="P17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name, birthday) {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name </text:span></text:span><text:span text:style-name="Source_20_Text"><text:span text:style-name="T7">=</text:span></text:span><text:span text:style-name="Source_20_Text"><text:span text:style-name="T8"> name;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birthday </text:span></text:span><text:span text:style-name="Source_20_Text"><text:span text:style-name="T7">=</text:span></text:span><text:span text:style-name="Source_20_Text"><text:span text:style-name="T8"> birthday;</text:span></text:span></text:p>
        <text:p text:style-name="P17"><text:soft-page-break/><text:span text:style-name="Source_20_Text"><text:span text:style-name="T8">}</text:span></text:span></text:p>
        <text:p text:style-name="P17"/>
        <text:p text:style-name="P17"><text:span text:style-name="Source_20_Text"><text:span text:style-name="T7">let</text:span></text:span><text:span text:style-name="Source_20_Text"><text:span text:style-name="T8"> john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</text:span></text:span><text:span text:style-name="Source_20_Text"><text:span text:style-name="T14">"John"</text:span></text:span><text:span text:style-name="Source_20_Text"><text:span text:style-name="T8">,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Date</text:span></text:span><text:span text:style-name="Source_20_Text"><text:span text:style-name="T8">(</text:span></text:span><text:span text:style-name="Source_20_Text"><text:span text:style-name="T35">1992</text:span></text:span><text:span text:style-name="Source_20_Text"><text:span text:style-name="T8">, </text:span></text:span><text:span text:style-name="Source_20_Text"><text:span text:style-name="T35">6</text:span></text:span><text:span text:style-name="Source_20_Text"><text:span text:style-name="T8">, </text:span></text:span><text:span text:style-name="Source_20_Text"><text:span text:style-name="T35">1</text:span></text:span><text:span text:style-name="Source_20_Text"><text:span text:style-name="T8">));</text:span></text:span></text:p>
      </text:section>
      <text:p text:style-name="P14"><text:span text:style-name="T15">Что нам делать со старым кодом, который использует свойство </text:span><text:span text:style-name="Source_20_Text"><text:span text:style-name="T16">age</text:span></text:span><text:span text:style-name="T15">?</text:span></text:p>
      <text:p text:style-name="P16"><text:span text:style-name="Emphasis"><text:span text:style-name="T36">Мы можем попытаться найти все такие места и изменить их, но это отнимает время и может быть невыполнимо, если код используется другими людьми. И кроме того, </text:span></text:span><text:span text:style-name="Emphasis"><text:span text:style-name="Source_20_Text"><text:span text:style-name="T37">age</text:span></text:span></text:span><text:span text:style-name="Emphasis"><text:span text:style-name="T36"> – это отличное свойство для </text:span></text:span><text:span text:style-name="Emphasis"><text:span text:style-name="Source_20_Text"><text:span text:style-name="T37">user</text:span></text:span></text:span><text:span text:style-name="Emphasis"><text:span text:style-name="T36">, верно?</text:span></text:span></text:p>
      <text:p text:style-name="P13">Давайте его сохраним.</text:p>
      <text:p text:style-name="P14"><text:span text:style-name="T15">Добавление геттера для </text:span><text:span text:style-name="Source_20_Text"><text:span text:style-name="T16">age</text:span></text:span><text:span text:style-name="T15"> решит проблему:</text:span></text:p>
      <text:section text:style-name="Sect1" text:name="hv7u5j84es">
        <text:p text:style-name="P17"><text:span text:style-name="Source_20_Text"><text:span text:style-name="T7">function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name, birthday) {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name </text:span></text:span><text:span text:style-name="Source_20_Text"><text:span text:style-name="T7">=</text:span></text:span><text:span text:style-name="Source_20_Text"><text:span text:style-name="T8"> name;</text:span></text:span></text:p>
        <text:p text:style-name="P17"><text:span text:style-name="Source_20_Text"><text:span text:style-name="T9"><text:s text:c="2"/></text:span></text:span><text:span text:style-name="Source_20_Text"><text:span text:style-name="T7">this</text:span></text:span><text:span text:style-name="Source_20_Text"><text:span text:style-name="T8">.birthday </text:span></text:span><text:span text:style-name="Source_20_Text"><text:span text:style-name="T7">=</text:span></text:span><text:span text:style-name="Source_20_Text"><text:span text:style-name="T8"> birthday;</text:span></text:span></text:p>
        <text:p text:style-name="P17"/>
        <text:p text:style-name="P17"><text:span text:style-name="Emphasis"><text:span text:style-name="T9"><text:s text:c="2"/></text:span></text:span><text:span text:style-name="Emphasis"><text:span text:style-name="Source_20_Text"><text:span text:style-name="T13">// возраст рассчитывается из текущей даты и дня рождения</text:span></text:span></text:span></text:p>
        <text:p text:style-name="P17"><text:span text:style-name="Emphasis"><text:span text:style-name="T9"><text:s text:c="2"/></text:span></text:span><text:span text:style-name="Emphasis"><text:span text:style-name="T8">Object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defineProperty</text:span></text:span></text:span><text:span text:style-name="Emphasis"><text:span text:style-name="Source_20_Text"><text:span text:style-name="T8">(</text:span>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14">"age"</text:span></text:span></text:span><text:span text:style-name="Emphasis"><text:span text:style-name="Source_20_Text"><text:span text:style-name="T8">,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4"/></text:span></text:span><text:span text:style-name="Emphasis"><text:span text:style-name="Source_20_Text"><text:span text:style-name="T12">get</text:span></text:span></text:span><text:span text:style-name="Emphasis"><text:span text:style-name="Source_20_Text"><text:span text:style-name="T8">()</text:span></text:span></text:span><text:span text:style-name="Emphasis"><text:span text:style-name="T8"> </text:span></text:span><text:span text:style-name="Emphasis"><text:span text:style-name="Source_20_Text"><text:span text:style-name="T8">{</text:span></text:span></text:span></text:p>
        <text:p text:style-name="P17"><text:span text:style-name="Emphasis"><text:span text:style-name="T9"><text:s text:c="6"/></text:span></text:span><text:span text:style-name="Emphasis"><text:span text:style-name="Source_20_Text"><text:span text:style-name="T7">let</text:span></text:span></text:span><text:span text:style-name="Emphasis"><text:span text:style-name="T8"> todayYear </text:span></text:span><text:span text:style-name="Emphasis"><text:span text:style-name="Source_20_Text"><text:span text:style-name="T7">=</text:span></text:span></text:span><text:span text:style-name="Emphasis"><text:span text:style-name="T8"> </text:span></text:span><text:span text:style-name="Emphasis"><text:span text:style-name="Source_20_Text"><text:span text:style-name="T7">new</text:span></text:span></text:span><text:span text:style-name="Emphasis"><text:span text:style-name="T8"> </text:span></text:span><text:span text:style-name="Emphasis"><text:span text:style-name="Source_20_Text"><text:span text:style-name="T12">Date</text:span></text:span></text:span><text:span text:style-name="Emphasis"><text:span text:style-name="Source_20_Text"><text:span text:style-name="T8">().</text:span></text:span></text:span><text:span text:style-name="Emphasis"><text:span text:style-name="Source_20_Text"><text:span text:style-name="T12">getFullYear</text:span></text:span></text:span><text:span text:style-name="Emphasis"><text:span text:style-name="Source_20_Text"><text:span text:style-name="T8">();</text:span></text:span></text:span></text:p>
        <text:p text:style-name="P17"><text:span text:style-name="Emphasis"><text:span text:style-name="T9"><text:s text:c="6"/></text:span></text:span><text:span text:style-name="Emphasis"><text:span text:style-name="Source_20_Text"><text:span text:style-name="T7">return</text:span></text:span></text:span><text:span text:style-name="Emphasis"><text:span text:style-name="T8"> todayYear </text:span></text:span><text:span text:style-name="Emphasis"><text:span text:style-name="Source_20_Text"><text:span text:style-name="T7">-</text:span></text:span></text:span><text:span text:style-name="Emphasis"><text:span text:style-name="T8"> </text:span></text:span><text:span text:style-name="Emphasis"><text:span text:style-name="Source_20_Text"><text:span text:style-name="T7">this</text:span></text:span></text:span><text:span text:style-name="Emphasis"><text:span text:style-name="Source_20_Text"><text:span text:style-name="T8">.</text:span></text:span></text:span><text:span text:style-name="Emphasis"><text:span text:style-name="T8">birthday</text:span></text:span><text:span text:style-name="Emphasis"><text:span text:style-name="Source_20_Text"><text:span text:style-name="T8">.</text:span></text:span></text:span><text:span text:style-name="Emphasis"><text:span text:style-name="Source_20_Text"><text:span text:style-name="T12">getFullYear</text:span></text:span></text:span><text:span text:style-name="Emphasis"><text:span text:style-name="Source_20_Text"><text:span text:style-name="T8">();</text:span></text:span></text:span></text:p>
        <text:p text:style-name="P17"><text:span text:style-name="Emphasis"><text:span text:style-name="T9"><text:s text:c="4"/></text:span></text:span><text:span text:style-name="Emphasis"><text:span text:style-name="Source_20_Text"><text:span text:style-name="T8">}</text:span></text:span></text:span></text:p>
        <text:p text:style-name="P17"><text:span text:style-name="Source_20_Text"><text:span text:style-name="Emphasis"><text:span text:style-name="T9"><text:s text:c="2"/></text:span></text:span></text:span><text:span text:style-name="Emphasis"><text:span text:style-name="Source_20_Text"><text:span text:style-name="T8">})</text:span></text:span></text:span><text:span text:style-name="Source_20_Text"><text:span text:style-name="Emphasis"><text:span text:style-name="T8">;</text:span></text:span></text:span></text:p>
        <text:p text:style-name="P17"><text:span text:style-name="Source_20_Text"><text:span text:style-name="T8">}</text:span></text:span></text:p>
        <text:p text:style-name="P17"/>
        <text:p text:style-name="P17"><text:span text:style-name="Source_20_Text"><text:span text:style-name="T7">let</text:span></text:span><text:span text:style-name="Source_20_Text"><text:span text:style-name="T8"> john </text:span></text:span><text:span text:style-name="Source_20_Text"><text:span text:style-name="T7">=</text:span></text:span><text:span text:style-name="Source_20_Text"><text:span text:style-name="T8">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User</text:span></text:span><text:span text:style-name="Source_20_Text"><text:span text:style-name="T8">(</text:span></text:span><text:span text:style-name="Source_20_Text"><text:span text:style-name="T14">"John"</text:span></text:span><text:span text:style-name="Source_20_Text"><text:span text:style-name="T8">, </text:span></text:span><text:span text:style-name="Source_20_Text"><text:span text:style-name="T7">new</text:span></text:span><text:span text:style-name="Source_20_Text"><text:span text:style-name="T8"> </text:span></text:span><text:span text:style-name="Source_20_Text"><text:span text:style-name="T12">Date</text:span></text:span><text:span text:style-name="Source_20_Text"><text:span text:style-name="T8">(</text:span></text:span><text:span text:style-name="Source_20_Text"><text:span text:style-name="T35">1992</text:span></text:span><text:span text:style-name="Source_20_Text"><text:span text:style-name="T8">, </text:span></text:span><text:span text:style-name="Source_20_Text"><text:span text:style-name="T35">6</text:span></text:span><text:span text:style-name="Source_20_Text"><text:span text:style-name="T8">, </text:span></text:span><text:span text:style-name="Source_20_Text"><text:span text:style-name="T35">1</text:span></text:span><text:span text:style-name="Source_20_Text"><text:span text:style-name="T8">));</text:span></text:span></text:p>
        <text:p text:style-name="P17"/>
        <text:p text:style-name="P17"><text:span text:style-name="Source_20_Text"><text:span text:style-name="T12">alert</text:span></text:span><text:span text:style-name="Source_20_Text"><text:span text:style-name="T8">( john.birthday ); </text:span></text:span><text:span text:style-name="Source_20_Text"><text:span text:style-name="T13">// доступен как день рождения</text:span></text:span></text:p>
        <text:p text:style-name="P17"><text:span text:style-name="Source_20_Text"><text:span text:style-name="T12">alert</text:span></text:span><text:span text:style-name="Source_20_Text"><text:span text:style-name="T8">( john.age ); <text:s text:c="5"/></text:span></text:span><text:span text:style-name="Source_20_Text"><text:span text:style-name="T13">// ...так и возраст</text:span></text:span></text:p>
      </text:section>
      <text:p text:style-name="P13">Теперь старый код тоже работает, и у нас есть отличное дополнительное свойство!</text:p>
      <text:h text:style-name="P26" text:outline-level="1">Что такое функция-конструктор?</text:h>
      <text:p text:style-name="P27">Это <text:span text:style-name="Strong_20_Emphasis">обычная функция</text:span>, которую в JavaScript используют для создания объектов <text:span text:style-name="Emphasis">по одному шаблону</text:span>.<text:line-break/>Её особенность ― что её вызывают через ключевое слово <text:span text:style-name="Strong_20_Emphasis"><text:span text:style-name="Source_20_Text">new</text:span></text:span>.</text:p>
      <text:p text:style-name="P27">Пример:</text:p>
      <text:p text:style-name="P28"><text:span text:style-name="Source_20_Text">function User(name, birthday) {</text:span></text:p>
      <text:p text:style-name="P29"><text:span text:style-name="Source_20_Text"><text:s text:c="2"/>this.name = name;</text:span></text:p>
      <text:p text:style-name="P29"><text:span text:style-name="Source_20_Text"><text:s text:c="2"/>this.birthday = birthday;</text:span></text:p>
      <text:p text:style-name="P29"><text:span text:style-name="Source_20_Text">}</text:span></text:p>
      <text:h text:style-name="P30" text:outline-level="2"><text:soft-page-break/>🎯 Зачем она нужна?</text:h>
      <text:p text:style-name="P27">Чтобы быстро создавать множество однотипных объектов.</text:p>
      <text:p text:style-name="P27">Например:</text:p>
      <text:p text:style-name="P28"><text:span text:style-name="Source_20_Text">let user1 = new User("Murat", "1990-05-05");</text:span></text:p>
      <text:p text:style-name="P29"><text:span text:style-name="Source_20_Text">let user2 = new User("Alex", "1995-01-01");</text:span></text:p>
      <text:p text:style-name="P27">Получаем два разных объекта:</text:p>
      <text:p text:style-name="P28"><text:span text:style-name="Source_20_Text">user1 = { name: "Murat", birthday: "1990-05-05" };</text:span></text:p>
      <text:p text:style-name="P29"><text:span text:style-name="Source_20_Text">user2 = { name: "Alex", birthday: "1995-01-01" };</text:span></text:p>
      <text:p text:style-name="P31"/>
      <text:h text:style-name="P32" text:outline-level="1">🔍 Что происходит внутри при вызове через <text:span text:style-name="Source_20_Text">new</text:span>?</text:h>
      <text:p text:style-name="P27">Когда ты пишешь:</text:p>
      <text:p text:style-name="P28"><text:span text:style-name="Source_20_Text">let user = new User("Murat", "1990-05-05");</text:span></text:p>
      <text:p text:style-name="P27">JavaScript делает <text:span text:style-name="Strong_20_Emphasis">четыре шага автоматически</text:span>.</text:p>
      <text:h text:style-name="P30" text:outline-level="2">1️⃣ Создаёт пустой объект</text:h>
      <text:p text:style-name="P28"><text:span text:style-name="Source_20_Text">{}</text:span></text:p>
      <text:h text:style-name="P30" text:outline-level="2">2️⃣ Привязывает <text:span text:style-name="Source_20_Text">this</text:span> к этому объекту</text:h>
      <text:p text:style-name="P27">То есть внутри функции <text:span text:style-name="Source_20_Text">this</text:span> → новосозданный объект.</text:p>
      <text:h text:style-name="P30" text:outline-level="2">3️⃣ Выполняет тело функции</text:h>
      <text:p text:style-name="P28"><text:span text:style-name="Source_20_Text">this.name = name;</text:span></text:p>
      <text:p text:style-name="P29"><text:span text:style-name="Source_20_Text">this.birthday = birthday;</text:span></text:p>
      <text:p text:style-name="P27">В объект записываются свойства:</text:p>
      <text:p text:style-name="P28"><text:span text:style-name="Source_20_Text">{</text:span></text:p>
      <text:p text:style-name="P29"><text:span text:style-name="Source_20_Text"><text:s text:c="2"/>name: "Murat",</text:span></text:p>
      <text:p text:style-name="P29"><text:span text:style-name="Source_20_Text"><text:s text:c="2"/>birthday: "1990-05-05"</text:span></text:p>
      <text:p text:style-name="P29"><text:span text:style-name="Source_20_Text">}</text:span></text:p>
      <text:h text:style-name="P30" text:outline-level="2">4️⃣ Возвращает объект автоматически</text:h>
      <text:p text:style-name="P27"><text:span text:style-name="Source_20_Text">return</text:span> писать НЕ нужно.</text:p>
      <text:p text:style-name="P31"/>
      <text:h text:style-name="P32" text:outline-level="1"><text:soft-page-break/>📌 Как понять, что это конструктор?</text:h>
      <text:p text:style-name="P27">Есть два признака:</text:p>
      <text:h text:style-name="P33" text:outline-level="3">✔️ 1. Имя функции начинается с большой буквы (User, Car, Product)</text:h>
      <text:p text:style-name="P27">Это <text:span text:style-name="Strong_20_Emphasis">принятое правило</text:span>, но не обязательное. Помогает понимать — функция используется как шаблон.</text:p>
      <text:h text:style-name="P33" text:outline-level="3">✔️ 2. Вызывается через <text:span text:style-name="Source_20_Text">new</text:span></text:h>
      <text:p text:style-name="P27">Без <text:span text:style-name="Source_20_Text">new</text:span> работать НЕ будет:</text:p>
      <text:p text:style-name="P28"><text:span text:style-name="Source_20_Text">User("Murat", "1990-05-05"); // Ошибка — this undefined</text:span></text:p>
      <text:p text:style-name="P31"/>
      <text:h text:style-name="P32" text:outline-level="1">🛠 Добавление методов через <text:span text:style-name="Source_20_Text">prototype</text:span></text:h>
      <text:p text:style-name="P27">Так делают, чтобы методы не копировались в каждый объект заново:</text:p>
      <text:p text:style-name="P28"><text:span text:style-name="Source_20_Text">User.prototype.getAge = function() {</text:span></text:p>
      <text:p text:style-name="P29"><text:span text:style-name="Source_20_Text"><text:s text:c="2"/>const diff = Date.now() - new Date(this.birthday).getTime();</text:span></text:p>
      <text:p text:style-name="P29"><text:span text:style-name="Source_20_Text"><text:s text:c="2"/>const age = new Date(diff).getUTCFullYear() - 1970;</text:span></text:p>
      <text:p text:style-name="P29"><text:span text:style-name="Source_20_Text"><text:s text:c="2"/>return age;</text:span></text:p>
      <text:p text:style-name="P29"><text:span text:style-name="Source_20_Text">};</text:span></text:p>
      <text:p text:style-name="P27">Теперь любой объект может вызвать метод:</text:p>
      <text:p text:style-name="P28"><text:span text:style-name="Source_20_Text">let user = new User("Murat", "1990-05-05");</text:span></text:p>
      <text:p text:style-name="P29"><text:span text:style-name="Source_20_Text">console.log(user.getAge());</text:span></text:p>
      <text:h text:style-name="P26" text:outline-level="1">📌 <text:span text:style-name="Source_20_Text">this.name = name</text:span> — что это значит?</text:h>
      <text:p text:style-name="P27">Эта строка состоит из двух разных частей:</text:p>
      <text:list text:style-name="L2">
        <text:list-item>
          <text:p text:style-name="P34"><text:span text:style-name="Strong_20_Emphasis"><text:span text:style-name="Source_20_Text">this.name</text:span></text:span> — свойство внутри создаваемого объекта</text:p>
        </text:list-item>
        <text:list-item>
          <text:p text:style-name="P34"><text:span text:style-name="Strong_20_Emphasis"><text:span text:style-name="Source_20_Text">name</text:span></text:span> — аргумент функции (переменная, которую передал пользователь)</text:p>
        </text:list-item>
      </text:list>
      <text:p text:style-name="P27">То есть:</text:p>
      <text:h text:style-name="P33" text:outline-level="3">👉 Левый <text:span text:style-name="Source_20_Text">name</text:span> — это <text:span text:style-name="Strong_20_Emphasis">свойство объекта</text:span></text:h>
      <text:h text:style-name="P33" text:outline-level="3">👉 Правый <text:span text:style-name="Source_20_Text">name</text:span> — это <text:span text:style-name="Strong_20_Emphasis">значение, переданное в функцию</text:span></text:h>
      <text:p text:style-name="P27">Запишем по шагам.</text:p>
      <text:p text:style-name="P31"/>
      <text:h text:style-name="P32" text:outline-level="1"><text:soft-page-break/>🔍 Как это работает?</text:h>
      <text:p text:style-name="P27">Вот конструктор:</text:p>
      <text:p text:style-name="P28"><text:span text:style-name="Source_20_Text">function User(name) {</text:span></text:p>
      <text:p text:style-name="P29"><text:span text:style-name="Source_20_Text"><text:s text:c="2"/>this.name = name;</text:span></text:p>
      <text:p text:style-name="P29"><text:span text:style-name="Source_20_Text">}</text:span></text:p>
      <text:p text:style-name="P27">И вызываем:</text:p>
      <text:p text:style-name="P28"><text:span text:style-name="Source_20_Text">let user = new User("Murat");</text:span></text:p>
      <text:h text:style-name="P30" text:outline-level="2">Что происходит внутри?</text:h>
      <text:list text:style-name="L3">
        <text:list-item>
          <text:p text:style-name="P35">функция получила параметр: <text:span text:style-name="Source_20_Text">name = "Murat"</text:span></text:p>
        </text:list-item>
        <text:list-item>
          <text:p text:style-name="P35">создаётся объект: <text:span text:style-name="Source_20_Text">{}</text:span></text:p>
        </text:list-item>
        <text:list-item>
          <text:p text:style-name="P35"><text:span text:style-name="Source_20_Text">this</text:span> указывает на этот объект</text:p>
        </text:list-item>
        <text:list-item>
          <text:p text:style-name="P35">выполняем:</text:p>
          <text:p text:style-name="P36"><text:span text:style-name="Source_20_Text">this.name = name;</text:span></text:p>
        </text:list-item>
      </text:list>
      <text:p text:style-name="P27">Это означает:</text:p>
      <text:h text:style-name="P33" text:outline-level="3">⚡ «Установить в объекте свойство <text:span text:style-name="Source_20_Text">name</text:span> равным значению параметра <text:span text:style-name="Source_20_Text">name</text:span>»</text:h>
      <text:p text:style-name="P27">То есть:</text:p>
      <text:p text:style-name="P28"><text:span text:style-name="Source_20_Text">this.name (объект) = "Murat" (значение параметра)</text:span></text:p>
      <text:p text:style-name="P27">Результат:</text:p>
      <text:p text:style-name="P28"><text:span text:style-name="Source_20_Text">user = {</text:span></text:p>
      <text:p text:style-name="P29"><text:span text:style-name="Source_20_Text"><text:s text:c="2"/>name: "Murat"</text:span></text:p>
      <text:p text:style-name="P29"><text:span text:style-name="Source_20_Text">}</text:span></text:p>
      <text:p text:style-name="P31"/>
      <text:h text:style-name="P32" text:outline-level="1">💡 Простая аналогия</text:h>
      <text:p text:style-name="P27">Представь функцию как фабрику, которая создаёт коробки.</text:p>
      <text:list text:style-name="L4">
        <text:list-item>
          <text:p text:style-name="P37"><text:span text:style-name="Source_20_Text">this.name</text:span> — это наклейка на коробке</text:p>
        </text:list-item>
        <text:list-item>
          <text:p text:style-name="P37"><text:span text:style-name="Source_20_Text">name</text:span> — это надпись, которую ты передаёшь в момент создания</text:p>
        </text:list-item>
      </text:list>
      <text:p text:style-name="P27">Ты говоришь фабрике:</text:p>
      <text:p text:style-name="P27"><text:soft-page-break/>👉 <text:span text:style-name="Emphasis">"Положи в коробку свойство name со значением Murat."</text:span></text:p>
      <text:p text:style-name="P31"/>
      <text:h text:style-name="P32" text:outline-level="1">🎯 Чтобы было максимально понятно — перепишем с другими именами</text:h>
      <text:p text:style-name="P27">Смотри:</text:p>
      <text:p text:style-name="P28"><text:span text:style-name="Source_20_Text">function User(inputName) {</text:span></text:p>
      <text:p text:style-name="P29"><text:span text:style-name="Source_20_Text"><text:s text:c="2"/>this.name = inputName;</text:span></text:p>
      <text:p text:style-name="P29"><text:span text:style-name="Source_20_Text">}</text:span></text:p>
      <text:p text:style-name="P27">Теперь очевиднее:</text:p>
      <text:list text:style-name="L5">
        <text:list-item>
          <text:p text:style-name="P38"><text:span text:style-name="Source_20_Text">this.name</text:span> → свойство объекта</text:p>
        </text:list-item>
        <text:list-item>
          <text:p text:style-name="P38"><text:span text:style-name="Source_20_Text">inputName</text:span> → аргумент функции</text:p>
        </text:list-item>
      </text:list>
      <text:p text:style-name="P31"/>
      <text:h text:style-name="P32" text:outline-level="1">📌 Почему их часто называют одним и тем же?</text:h>
      <text:p text:style-name="P27">Так принято.<text:line-break/>Это удобно и понятно, потому что параметр и свойство логически означают одно и то же — имя пользователя.</text:p>
      <text:p text:style-name="P13"/>
      <text:p text:style-name="P16"><text:span text:style-name="Emphasis"><text:span text:style-name="T36">В JavaScript </text:span></text:span><text:span text:style-name="Emphasis"><text:span text:style-name="Strong_20_Emphasis"><text:span text:style-name="T40">геттеры и сеттеры</text:span></text:span></text:span><text:span text:style-name="Emphasis"><text:span text:style-name="T36"> — это специальный синтаксис, который позволяет перехватывать чтение и запись свойства объекта. Под капотом они работают через механизм </text:span></text:span><text:span text:style-name="Emphasis"><text:span text:style-name="Strong_20_Emphasis"><text:span text:style-name="T40">property descriptors</text:span></text:span></text:span><text:span text:style-name="Emphasis"><text:span text:style-name="T36"> (описатели свойств), которые управляют поведением каждого свойства.</text:span></text:span></text:p>
      <text:p text:style-name="P19">Ниже — подробное, но простое объяснение «как это работает внутри».</text:p>
      <text:p text:style-name="P21"/>
      <text:h text:style-name="P22" text:outline-level="1">🧩 <text:span text:style-name="Strong_20_Emphasis">1. Пример геттера и сеттера</text:span></text:h>
      <text:p text:style-name="P23"><text:span text:style-name="Source_20_Text">const user = {</text:span></text:p>
      <text:p text:style-name="P24"><text:span text:style-name="Source_20_Text"><text:s text:c="2"/>name: 'Alex',</text:span></text:p>
      <text:p text:style-name="P24"/>
      <text:p text:style-name="P24"><text:span text:style-name="Source_20_Text"><text:s text:c="2"/>get upperName() {</text:span></text:p>
      <text:p text:style-name="P24"><text:span text:style-name="Source_20_Text"><text:s text:c="4"/>return this.name.toUpperCase();</text:span></text:p>
      <text:p text:style-name="P24"><text:span text:style-name="Source_20_Text"><text:s text:c="2"/>},</text:span></text:p>
      <text:p text:style-name="P24"/>
      <text:p text:style-name="P24"><text:soft-page-break/><text:span text:style-name="Source_20_Text"><text:s text:c="2"/>set upperName(value) {</text:span></text:p>
      <text:p text:style-name="P24"><text:span text:style-name="Source_20_Text"><text:s text:c="4"/>this.name = value.toLowerCase();</text:span></text:p>
      <text:p text:style-name="P24"><text:span text:style-name="Source_20_Text"><text:s text:c="2"/>}</text:span></text:p>
      <text:p text:style-name="P24"><text:span text:style-name="Source_20_Text">};</text:span></text:p>
      <text:p text:style-name="P21"/>
      <text:h text:style-name="P22" text:outline-level="1">🧠 <text:span text:style-name="Strong_20_Emphasis">2. Что происходит "под капотом"</text:span></text:h>
      <text:h text:style-name="P39" text:outline-level="2">✔ Когда вы пишете <text:span text:style-name="Strong_20_Emphasis">get prop() {...}</text:span>, движок создаёт <text:span text:style-name="Emphasis">accessor property</text:span></text:h>
      <text:p text:style-name="P19">Это <text:span text:style-name="Strong_20_Emphasis">не обычное поле</text:span>, а свойство с двумя функциями:</text:p>
      <text:h text:style-name="P25" text:outline-level="3">Описатель свойства будет таким:</text:h>
      <text:p text:style-name="P23"><text:span text:style-name="Source_20_Text">{</text:span></text:p>
      <text:p text:style-name="P24"><text:span text:style-name="Source_20_Text"><text:s text:c="2"/>get: function() { ... },</text:span></text:p>
      <text:p text:style-name="P24"><text:span text:style-name="Source_20_Text"><text:s text:c="2"/>set: function(value) { ... },</text:span></text:p>
      <text:p text:style-name="P24"><text:span text:style-name="Source_20_Text"><text:s text:c="2"/>enumerable: true,</text:span></text:p>
      <text:p text:style-name="P24"><text:span text:style-name="Source_20_Text"><text:s text:c="2"/>configurable: true</text:span></text:p>
      <text:p text:style-name="P24"><text:span text:style-name="Source_20_Text">}</text:span></text:p>
      <text:p text:style-name="P19">То есть свойство <text:span text:style-name="Strong_20_Emphasis">не хранит значение</text:span>, а содержит функции.</text:p>
      <text:p text:style-name="P21"/>
      <text:h text:style-name="P22" text:outline-level="1">📥 <text:span text:style-name="Strong_20_Emphasis">3. Как работает чтение свойства (геттер)</text:span></text:h>
      <text:p text:style-name="P19">Когда JS выполняет:</text:p>
      <text:p text:style-name="P23"><text:span text:style-name="Source_20_Text">user.upperName</text:span></text:p>
      <text:p text:style-name="P19">вместо обычного чтения значения он:</text:p>
      <text:list text:style-name="L6">
        <text:list-item>
          <text:p text:style-name="P40">Находит свойство <text:span text:style-name="Source_20_Text">upperName</text:span> в объекте.</text:p>
        </text:list-item>
        <text:list-item>
          <text:p text:style-name="P40">Видит, что это <text:span text:style-name="Strong_20_Emphasis">accessor property</text:span>, а не <text:span text:style-name="Source_20_Text">value: ...</text:span>.</text:p>
        </text:list-item>
        <text:list-item>
          <text:p text:style-name="P40">Вызывает функцию, записанную в <text:span text:style-name="Source_20_Text">get</text:span>.</text:p>
        </text:list-item>
        <text:list-item>
          <text:p text:style-name="P40">Возвращает результат этой функции.</text:p>
        </text:list-item>
      </text:list>
      <text:p text:style-name="P19">То есть фактически:</text:p>
      <text:p text:style-name="P23"><text:span text:style-name="Source_20_Text">user.upperName === user.__lookupGetter__('upperName').call(user)</text:span></text:p>
      <text:p text:style-name="P21"/>
      <text:h text:style-name="P22" text:outline-level="1">📤 <text:span text:style-name="Strong_20_Emphasis">4. Как работает запись свойства (сеттер)</text:span></text:h>
      <text:p text:style-name="P19">Запись:</text:p>
      <text:p text:style-name="P23"><text:soft-page-break/><text:span text:style-name="Source_20_Text">user.upperName = 'IVAN';</text:span></text:p>
      <text:p text:style-name="P19">происходит так:</text:p>
      <text:list text:style-name="L7">
        <text:list-item>
          <text:p text:style-name="P41">JS ищет свойство <text:span text:style-name="Source_20_Text">upperName</text:span>.</text:p>
        </text:list-item>
        <text:list-item>
          <text:p text:style-name="P41">Видит, что оно accessor (get/set).</text:p>
        </text:list-item>
        <text:list-item>
          <text:p text:style-name="P41">Если есть <text:span text:style-name="Source_20_Text">set</text:span>, вызывает его как функцию:</text:p>
        </text:list-item>
      </text:list>
      <text:p text:style-name="P23"><text:span text:style-name="Source_20_Text">user.__lookupSetter__('upperName').call(user, 'IVAN')</text:span></text:p>
      <text:list text:style-name="L8">
        <text:list-item>
          <text:p text:style-name="P42">Никакого хранения собственного значения accessor-свойство не имеет.</text:p>
        </text:list-item>
      </text:list>
      <text:p text:style-name="P21"/>
      <text:h text:style-name="P22" text:outline-level="1">🧱 <text:span text:style-name="Strong_20_Emphasis">5. Где действительно хранится значение?</text:span></text:h>
      <text:p text:style-name="P19">Обычно — в другом свойстве:</text:p>
      <text:p text:style-name="P23"><text:span text:style-name="Source_20_Text">set upperName(v) {</text:span></text:p>
      <text:p text:style-name="P24"><text:span text:style-name="Source_20_Text"><text:s text:c="2"/>this.name = v;</text:span></text:p>
      <text:p text:style-name="P24"><text:span text:style-name="Source_20_Text">}</text:span></text:p>
      <text:p text:style-name="P19">То есть геттер/сеттер управляют доступом, но <text:span text:style-name="Strong_20_Emphasis">не хранят данные сами по себе</text:span>.</text:p>
      <text:p text:style-name="P21"/>
      <text:h text:style-name="P22" text:outline-level="1">🔍 <text:span text:style-name="Strong_20_Emphasis">6. Можно ли создать геттер/сеттер вручную?</text:span></text:h>
      <text:p text:style-name="P19">Да, через <text:span text:style-name="Source_20_Text">Object.defineProperty</text:span>:</text:p>
      <text:p text:style-name="P23"><text:span text:style-name="Source_20_Text">const obj = {};</text:span></text:p>
      <text:p text:style-name="P24"><text:span text:style-name="Source_20_Text">let internalValue = 0;</text:span></text:p>
      <text:p text:style-name="P24"/>
      <text:p text:style-name="P24"><text:span text:style-name="Source_20_Text">Object.defineProperty(obj, 'x', {</text:span></text:p>
      <text:p text:style-name="P24"><text:span text:style-name="Source_20_Text"><text:s text:c="2"/>get() {</text:span></text:p>
      <text:p text:style-name="P24"><text:span text:style-name="Source_20_Text"><text:s text:c="4"/>return internalValue;</text:span></text:p>
      <text:p text:style-name="P24"><text:span text:style-name="Source_20_Text"><text:s text:c="2"/>},</text:span></text:p>
      <text:p text:style-name="P24"><text:span text:style-name="Source_20_Text"><text:s text:c="2"/>set(v) {</text:span></text:p>
      <text:p text:style-name="P24"><text:span text:style-name="Source_20_Text"><text:s text:c="4"/>internalValue = v;</text:span></text:p>
      <text:p text:style-name="P24"><text:span text:style-name="Source_20_Text"><text:s text:c="2"/>}</text:span></text:p>
      <text:p text:style-name="P24"><text:span text:style-name="Source_20_Text">});</text:span></text:p>
      <text:p text:style-name="P19">Это самый "низкоуровневый" способ, который используют и классы, и литералы объектов.</text:p>
      <text:p text:style-name="P21"><text:soft-page-break/></text:p>
      <text:h text:style-name="P22" text:outline-level="1">🏎 <text:span text:style-name="Strong_20_Emphasis">7. А в классах — то же самое</text:span></text:h>
      <text:p text:style-name="P23"><text:span text:style-name="Source_20_Text">class User {</text:span></text:p>
      <text:p text:style-name="P24"><text:span text:style-name="Source_20_Text"><text:s text:c="2"/>get age() { ... }</text:span></text:p>
      <text:p text:style-name="P24"><text:span text:style-name="Source_20_Text"><text:s text:c="2"/>set age(v) { ... }</text:span></text:p>
      <text:p text:style-name="P24"><text:span text:style-name="Source_20_Text">}</text:span></text:p>
      <text:p text:style-name="P19">Компилится в то же самое <text:span text:style-name="Source_20_Text">defineProperty</text:span> на <text:span text:style-name="Source_20_Text">User.prototype</text:span>.</text:p>
      <text:p text:style-name="P16"/>
      <text:p text:style-name="P43"/>
      <text:h text:style-name="P44" text:outline-level="1">🧩 Итог: как работают геттеры/сеттеры изнутри</text:h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45">Действие</text:p>
            </table:table-cell>
            <table:table-cell table:style-name="Таблица1.A1" office:value-type="string">
              <text:p text:style-name="P45">Что делает движок</text:p>
            </table:table-cell>
          </table:table-row>
        </table:table-header-rows>
        <table:table-row>
          <table:table-cell table:style-name="Таблица1.A1" office:value-type="string">
            <text:p text:style-name="P46">Чтение свойства</text:p>
          </table:table-cell>
          <table:table-cell table:style-name="Таблица1.A1" office:value-type="string">
            <text:p text:style-name="Table_20_Contents"><text:span text:style-name="T41">вызывает функцию </text:span><text:span text:style-name="Source_20_Text"><text:span text:style-name="T41">get()</text:span></text:span></text:p>
          </table:table-cell>
        </table:table-row>
        <table:table-row>
          <table:table-cell table:style-name="Таблица1.A1" office:value-type="string">
            <text:p text:style-name="P46">Запись свойства</text:p>
          </table:table-cell>
          <table:table-cell table:style-name="Таблица1.A1" office:value-type="string">
            <text:p text:style-name="Table_20_Contents"><text:span text:style-name="T41">вызывает функцию </text:span><text:span text:style-name="Source_20_Text"><text:span text:style-name="T41">set(value)</text:span></text:span></text:p>
          </table:table-cell>
        </table:table-row>
        <table:table-row>
          <table:table-cell table:style-name="Таблица1.A1" office:value-type="string">
            <text:p text:style-name="P46">Где хранится значение</text:p>
          </table:table-cell>
          <table:table-cell table:style-name="Таблица1.A1" office:value-type="string">
            <text:p text:style-name="P46">в другом свойстве / замыкании</text:p>
          </table:table-cell>
        </table:table-row>
        <table:table-row>
          <table:table-cell table:style-name="Таблица1.A1" office:value-type="string">
            <text:p text:style-name="P46">Тип свойства</text:p>
          </table:table-cell>
          <table:table-cell table:style-name="Таблица1.A1" office:value-type="string">
            <text:p text:style-name="P46">accessor property (не value property)</text:p>
          </table:table-cell>
        </table:table-row>
        <table:table-row>
          <table:table-cell table:style-name="Таблица1.A1" office:value-type="string">
            <text:p text:style-name="P46">Механизм</text:p>
          </table:table-cell>
          <table:table-cell table:style-name="Таблица1.A1" office:value-type="string">
            <text:p text:style-name="Table_20_Contents"><text:span text:style-name="T41">property descriptors (</text:span><text:span text:style-name="Source_20_Text"><text:span text:style-name="T41">get</text:span></text:span><text:span text:style-name="T41">, </text:span><text:span text:style-name="Source_20_Text"><text:span text:style-name="T41">set</text:span></text:span><text:span text:style-name="T41">)</text:span></text:p>
          </table:table-cell>
        </table:table-row>
      </table:table>
      <text:p text:style-name="P47"/>
      <text:p text:style-name="P47"/>
      <text:h text:style-name="P48" text:outline-level="3">Геттер → вызывается при чтении:</text:h>
      <text:p text:style-name="P49"><text:span text:style-name="Source_20_Text">obj.name <text:s text:c="3"/>// вызов get name()</text:span></text:p>
      <text:h text:style-name="P50" text:outline-level="3">Сеттер → вызывается при записи:</text:h>
      <text:p text:style-name="P49"><text:span text:style-name="Source_20_Text">obj.name = "Alex" <text:s text:c="2"/>// вызов set name("Alex")</text:span></text:p>
      <text:p text:style-name="P51">⚡ <text:span text:style-name="Strong_20_Emphasis">Ты не пишешь круглые скобки</text:span>, но функция-Setter всё равно вызывается.</text:p>
      <text:p text:style-name="P47">JS видит, что это <text:span text:style-name="Strong_20_Emphasis">аксессор</text:span>, и запускает функцию автоматически. </text:p>
      <text:p text:style-name="P47"/>
      <text:h text:style-name="P48" text:outline-level="3"><text:span text:style-name="Strong_20_Emphasis">Сеттер вызывается ВСЕГДА, когда ты делаешь присваивание property = value</text:span></text:h>
      <text:p text:style-name="P51">Не важно где —<text:line-break/>внутри сеттера, снаружи сеттера, в методе, в цикле, в другой функции.</text:p>
      <text:p text:style-name="P51">Если свойство <text:span text:style-name="Source_20_Text">name</text:span> → accessor with setter,<text:line-break/>то КАЖДОЕ действие <text:span text:style-name="Source_20_Text">object.name = ...</text:span> → это запуск сеттера.</text:p>
      <text:p text:style-name="P51">НЕТ исключений.</text:p>
      <text:p text:style-name="P52"><text:soft-page-break/></text:p>
      <text:h text:style-name="P44" text:outline-level="1">🧠 Давай рассмотрим это в виде “пошагового фильма”</text:h>
      <text:h text:style-name="P53" text:outline-level="2">🎬 Сцена 1: Ты пишешь</text:h>
      <text:p text:style-name="P49"><text:span text:style-name="Source_20_Text">user.name = "Alex"</text:span></text:p>
      <text:p text:style-name="P51">JavaScript делает вызов:</text:p>
      <text:p text:style-name="P49"><text:span text:style-name="Source_20_Text">SET name("Alex")</text:span></text:p>
      <text:p text:style-name="P52"/>
      <text:h text:style-name="P53" text:outline-level="2">🎬 Сцена 2: JS заходит внутрь твоего сеттера</text:h>
      <text:p text:style-name="P49"><text:span text:style-name="Source_20_Text">set name(value) {</text:span></text:p>
      <text:p text:style-name="P54"><text:span text:style-name="Source_20_Text"><text:s text:c="2"/>this.name = value; <text:s/>// ← ЭТА строка снова вызывает сеттер</text:span></text:p>
      <text:p text:style-name="P54"><text:span text:style-name="Source_20_Text">}</text:span></text:p>
      <text:p text:style-name="P51">Здесь происходит:</text:p>
      <text:h text:style-name="P50" text:outline-level="3">❗ <text:span text:style-name="Source_20_Text">this.name = value</text:span> — это присваивание</text:h>
      <text:p text:style-name="P51">И JavaScript думает:</text:p>
      <text:p text:style-name="P55">«Присваивание в свойство name → вызвать setter»</text:p>
      <text:p text:style-name="P51">НЕ важно где это происходит — он не думает "о, это ведь внутри сеттера, лучше не вызывать его снова".<text:line-break/>Нет. Правило одно: <text:span text:style-name="Strong_20_Emphasis">присваивание → вызов сеттера</text:span>.</text:p>
      <text:p text:style-name="P52"/>
      <text:h text:style-name="P44" text:outline-level="1">🚀 Теперь давай это разложим как вызовы</text:h>
      <text:h text:style-name="P50" text:outline-level="3">1) Ты делаешь:</text:h>
      <text:p text:style-name="P49"><text:span text:style-name="Source_20_Text">user.name = "Alex"</text:span></text:p>
      <text:p text:style-name="P51">JS:</text:p>
      <text:p text:style-name="P49"><text:span text:style-name="Source_20_Text">→ вызываю set name("Alex")</text:span></text:p>
      <text:p text:style-name="P52"/>
      <text:h text:style-name="P50" text:outline-level="3">2) Сеттер выполняется:</text:h>
      <text:p text:style-name="P49"><text:span text:style-name="Source_20_Text">set name(value) {</text:span></text:p>
      <text:p text:style-name="P54"><text:span text:style-name="Source_20_Text"><text:s text:c="2"/>this.name = value;</text:span></text:p>
      <text:p text:style-name="P54"><text:span text:style-name="Source_20_Text">}</text:span></text:p>
      <text:p text:style-name="P51">JS видит строку:</text:p>
      <text:p text:style-name="P49"><text:span text:style-name="Source_20_Text">this.name = value</text:span></text:p>
      <text:p text:style-name="P51"><text:soft-page-break/>и говорит:</text:p>
      <text:p text:style-name="P55">О! Опять присваивание в свойство "name".<text:line-break/>Значит снова вызываю SETTER.</text:p>
      <text:p text:style-name="P51">То есть:</text:p>
      <text:p text:style-name="P49"><text:span text:style-name="Source_20_Text">→ вызываю set name("Alex") снова</text:span></text:p>
      <text:p text:style-name="P52"/>
      <text:h text:style-name="P50" text:outline-level="3">3) Снова заходим в сеттер:</text:h>
      <text:p text:style-name="P49"><text:span text:style-name="Source_20_Text">set name(value) {</text:span></text:p>
      <text:p text:style-name="P54"><text:span text:style-name="Source_20_Text"><text:s text:c="2"/>this.name = value; <text:s/>// ← опять присваивание</text:span></text:p>
      <text:p text:style-name="P54"><text:span text:style-name="Source_20_Text">}</text:span></text:p>
      <text:p text:style-name="P51">JS снова видит:</text:p>
      <text:p text:style-name="P49"><text:span text:style-name="Source_20_Text">this.name = value</text:span></text:p>
      <text:p text:style-name="P51">и:</text:p>
      <text:p text:style-name="P49"><text:span text:style-name="Source_20_Text">→ снова вызываю set name("Alex")</text:span></text:p>
      <text:p text:style-name="P52"/>
      <text:h text:style-name="P44" text:outline-level="1">🔁 Получается рекурсивный цикл</text:h>
      <text:p text:style-name="P49"><text:span text:style-name="Source_20_Text">user.name = "Alex"</text:span></text:p>
      <text:p text:style-name="P54"><text:span text:style-name="Source_20_Text"><text:s text:c="2"/>↓</text:span></text:p>
      <text:p text:style-name="P54"><text:span text:style-name="Source_20_Text">set name("Alex")</text:span></text:p>
      <text:p text:style-name="P54"><text:span text:style-name="Source_20_Text"><text:s text:c="2"/>↓</text:span></text:p>
      <text:p text:style-name="P54"><text:span text:style-name="Source_20_Text">this.name = "Alex"</text:span></text:p>
      <text:p text:style-name="P54"><text:span text:style-name="Source_20_Text"><text:s text:c="2"/>↓</text:span></text:p>
      <text:p text:style-name="P54"><text:span text:style-name="Source_20_Text">set name("Alex")</text:span></text:p>
      <text:p text:style-name="P54"><text:span text:style-name="Source_20_Text"><text:s text:c="2"/>↓</text:span></text:p>
      <text:p text:style-name="P54"><text:span text:style-name="Source_20_Text">this.name = "Alex"</text:span></text:p>
      <text:p text:style-name="P54"><text:span text:style-name="Source_20_Text"><text:s text:c="2"/>↓</text:span></text:p>
      <text:p text:style-name="P54"><text:span text:style-name="Source_20_Text">set name("Alex")</text:span></text:p>
      <text:p text:style-name="P54"><text:span text:style-name="Source_20_Text"><text:s text:c="2"/>↓</text:span></text:p>
      <text:p text:style-name="P54"><text:span text:style-name="Source_20_Text">...</text:span></text:p>
      <text:p text:style-name="P54"><text:span text:style-name="Source_20_Text">БЕС КОН Е Ч Н О</text:span></text:p>
      <text:p text:style-name="P52"/>
      <text:h text:style-name="P44" text:outline-level="1"><text:soft-page-break/>☑ ВАЖНО ПОМОЧЬ ТЕБЕ ПОЙМАТЬ СМЫСЛ</text:h>
      <text:h text:style-name="P53" text:outline-level="2">❗ Главное правило:</text:h>
      <text:h text:style-name="P50" text:outline-level="3"><text:span text:style-name="Strong_20_Emphasis">Когда свойство — аксессор (есть set), ЛЮБОЕ присваивание в это свойство вызывает сеттер.</text:span></text:h>
      <text:p text:style-name="P51">Не важно <text:span text:style-name="Strong_20_Emphasis">где</text:span><text:line-break/>Не важно <text:span text:style-name="Strong_20_Emphasis">когда</text:span><text:line-break/>Не важно <text:span text:style-name="Strong_20_Emphasis">кто вызывает</text:span></text:p>
      <text:p text:style-name="P51">ВСЕГДА.</text:p>
      <text:h text:style-name="P56" text:outline-level="1">Да, <text:span text:style-name="Strong_20_Emphasis">имена должны быть разные</text:span></text:h>
      <text:p text:style-name="P51">Именно <text:span text:style-name="Strong_20_Emphasis">имена свойства, в которое ты записываешь данные</text:span>, должны быть другими, отличными от имени самого сеттера.</text:p>
      <text:p text:style-name="P47"><text:tab/>Имя внутреннего хранилища должно быть ДРУГИМ, не совпадающим с именем сеттера/геттера.</text:p>
      <text:p text:style-name="P51">Например:</text:p>
      <text:p text:style-name="P49"><text:span text:style-name="Source_20_Text">class User {</text:span></text:p>
      <text:p text:style-name="P54"><text:span text:style-name="Source_20_Text"><text:s text:c="2"/>set name(value) {</text:span></text:p>
      <text:p text:style-name="P54"><text:span text:style-name="Source_20_Text"><text:s text:c="4"/>this.nik = value; <text:s text:c="2"/>// можно так!</text:span></text:p>
      <text:p text:style-name="P54"><text:span text:style-name="Source_20_Text"><text:s text:c="2"/>}</text:span></text:p>
      <text:p text:style-name="P54"/>
      <text:p text:style-name="P54"><text:span text:style-name="Source_20_Text"><text:s text:c="2"/>get name() {</text:span></text:p>
      <text:p text:style-name="P54"><text:span text:style-name="Source_20_Text"><text:s text:c="4"/>return this.nik;</text:span></text:p>
      <text:p text:style-name="P54"><text:span text:style-name="Source_20_Text"><text:s text:c="2"/>}</text:span></text:p>
      <text:p text:style-name="P54"><text:span text:style-name="Source_20_Text">}</text:span></text:p>
      <text:p text:style-name="P51">И это будет работать совершенно нормально.</text:p>
      <text:p text:style-name="P52"/>
      <text:h text:style-name="P44" text:outline-level="1">🧠 Главное — почему это работает?</text:h>
      <text:p text:style-name="P51">Потому что:</text:p>
      <text:list text:style-name="L9">
        <text:list-item>
          <text:p text:style-name="P57"><text:span text:style-name="Source_20_Text">name</text:span> → имя аксессора (геттер и сеттер)</text:p>
        </text:list-item>
        <text:list-item>
          <text:p text:style-name="P57"><text:span text:style-name="Source_20_Text">nik</text:span> → обычное поле</text:p>
        </text:list-item>
      </text:list>
      <text:p text:style-name="P51">И когда сеттер выполняет:</text:p>
      <text:p text:style-name="P49"><text:soft-page-break/><text:span text:style-name="Source_20_Text">this.nik = value;</text:span></text:p>
      <text:p text:style-name="P51">JavaScript думает:</text:p>
      <text:list text:style-name="L10">
        <text:list-item>
          <text:p text:style-name="P58">свойство <text:span text:style-name="Strong_20_Emphasis">nik</text:span> — обычное? → да</text:p>
        </text:list-item>
        <text:list-item>
          <text:p text:style-name="P58">есть у него сеттер? → нет</text:p>
        </text:list-item>
        <text:list-item>
          <text:p text:style-name="P58">тогда просто храним значение в него</text:p>
        </text:list-item>
        <text:list-item>
          <text:p text:style-name="P58">никакой рекурсии, потому что nik ≠ name</text:p>
        </text:list-item>
      </text:list>
      <text:p text:style-name="P52"/>
      <text:h text:style-name="P44" text:outline-level="1">🎉 Пример полностью:</text:h>
      <text:p text:style-name="P49"><text:span text:style-name="Source_20_Text">class User {</text:span></text:p>
      <text:p text:style-name="P54"><text:span text:style-name="Source_20_Text"><text:s text:c="2"/>set name(value) {</text:span></text:p>
      <text:p text:style-name="P54"><text:span text:style-name="Source_20_Text"><text:s text:c="4"/>this.nik = value;</text:span></text:p>
      <text:p text:style-name="P54"><text:span text:style-name="Source_20_Text"><text:s text:c="2"/>}</text:span></text:p>
      <text:p text:style-name="P54"/>
      <text:p text:style-name="P54"><text:span text:style-name="Source_20_Text"><text:s text:c="2"/>get name() {</text:span></text:p>
      <text:p text:style-name="P54"><text:span text:style-name="Source_20_Text"><text:s text:c="4"/>return this.nik;</text:span></text:p>
      <text:p text:style-name="P54"><text:span text:style-name="Source_20_Text"><text:s text:c="2"/>}</text:span></text:p>
      <text:p text:style-name="P54"><text:span text:style-name="Source_20_Text">}</text:span></text:p>
      <text:p text:style-name="P54"/>
      <text:p text:style-name="P54"><text:span text:style-name="Source_20_Text">let u = new User();</text:span></text:p>
      <text:p text:style-name="P54"><text:span text:style-name="Source_20_Text">u.name = "Alex";</text:span></text:p>
      <text:p text:style-name="P54"/>
      <text:p text:style-name="P54"><text:span text:style-name="Source_20_Text">console.log(u.name); // Alex</text:span></text:p>
      <text:p text:style-name="P54"><text:span text:style-name="Source_20_Text">console.log(u.nik); <text:s/>// Alex</text:span></text:p>
      <text:p text:style-name="P51">Работает. Никакой рекурсии.</text:p>
      <text:p text:style-name="P47">Когда выполняется присваивание <text:span text:style-name="Source_20_Text">obj.name = X</text:span><text:line-break/>и свойство <text:span text:style-name="Source_20_Text">name</text:span> — accessor (есть set),<text:line-break/>ТО ВСЕГДА вызывается setter.**</text:p>
      <text:p text:style-name="P51">ВСЕГДА.</text:p>
      <text:list text:style-name="L11">
        <text:list-item>
          <text:p text:style-name="P59">внутри сеттера ✔</text:p>
        </text:list-item>
        <text:list-item>
          <text:p text:style-name="P59">вне сеттера ✔</text:p>
        </text:list-item>
        <text:list-item>
          <text:p text:style-name="P59">в методе ✔</text:p>
        </text:list-item>
        <text:list-item>
          <text:p text:style-name="P59">в другой функции ✔</text:p>
        </text:list-item>
        <text:list-item>
          <text:p text:style-name="P59">хоть сто раз подряд ✔</text:p>
        </text:list-item>
      </text:list>
      <text:p text:style-name="P51">JavaScript не делает исключений.</text:p>
      <text:p text:style-name="P52"><text:soft-page-break/></text:p>
      <text:h text:style-name="P44" text:outline-level="1">🔥 Теперь разберём твой пример:</text:h>
      <text:p text:style-name="P49"><text:span text:style-name="Source_20_Text">set name(value) {</text:span></text:p>
      <text:p text:style-name="P54"><text:span text:style-name="Source_20_Text"><text:s text:c="2"/>this.name = value; </text:span></text:p>
      <text:p text:style-name="P54"><text:span text:style-name="Source_20_Text">}</text:span></text:p>
      <text:p text:style-name="P51">Когда ты делаешь снаружи:</text:p>
      <text:p text:style-name="P49"><text:span text:style-name="Source_20_Text">user.name = "Alex";</text:span></text:p>
      <text:p text:style-name="P51">JS видит:</text:p>
      <text:list text:style-name="L12">
        <text:list-item>
          <text:p text:style-name="P60">у <text:span text:style-name="Source_20_Text">name</text:span> есть setter<text:line-break/>→ вызывает setter</text:p>
        </text:list-item>
      </text:list>
      <text:p text:style-name="P52"/>
      <text:h text:style-name="P44" text:outline-level="1">🎥 <text:span text:style-name="Strong_20_Emphasis">А теперь важный момент — внутри setter:</text:span></text:h>
      <text:p text:style-name="P51">Выполняется строка:</text:p>
      <text:p text:style-name="P49"><text:span text:style-name="Source_20_Text">this.name = value;</text:span></text:p>
      <text:p text:style-name="P51">JavaScript снова смотрит:</text:p>
      <text:list text:style-name="L13">
        <text:list-item>
          <text:p text:style-name="P61">“Это присваивание в свойство <text:span text:style-name="Strong_20_Emphasis">name</text:span>?”</text:p>
        </text:list-item>
        <text:list-item>
          <text:p text:style-name="P61">“Да.”</text:p>
        </text:list-item>
        <text:list-item>
          <text:p text:style-name="P61">“У свойства name есть setter?”</text:p>
        </text:list-item>
        <text:list-item>
          <text:p text:style-name="P61">“Да.”</text:p>
        </text:list-item>
      </text:list>
      <text:p text:style-name="P51">➡ <text:span text:style-name="Strong_20_Emphasis">Значит вызываю setter снова.</text:span></text:p>
      <text:p text:style-name="P51">ВСЁ.<text:line-break/>Вот и рекурсия.</text:p>
      <text:p text:style-name="P47"/>
      <text:p text:style-name="P47"/>
      <text:p text:style-name="P47"/>
      <text:p text:style-name="P62">В <text:span text:style-name="T42">objectDefineProperty </text:span>нельзя писать в функции гет и сет с именами типо<text:span text:style-name="T43"> если бы мы задали свойства мы должны написать просто </text:span><text:span text:style-name="T42">get </text:span>и <text:span text:style-name="T42">set </text:span></text:p>
      <text:p text:style-name="P63"/>
      <text:h text:style-name="P64" text:outline-level="1"><text:soft-page-break/>✅ Как правильно писать геттер и сеттер в <text:span text:style-name="Source_20_Text">Object.defineProperty</text:span>?</text:h>
      <text:p text:style-name="P65">В <text:span text:style-name="Source_20_Text">defineProperty</text:span> геттер и сеттер записываются так:</text:p>
      <text:list text:style-name="L14">
        <text:list-item>
          <text:p text:style-name="P66">ключ должен быть <text:span text:style-name="Strong_20_Emphasis"><text:span text:style-name="Source_20_Text">get</text:span></text:span></text:p>
        </text:list-item>
        <text:list-item>
          <text:p text:style-name="P66">ключ должен быть <text:span text:style-name="Strong_20_Emphasis"><text:span text:style-name="Source_20_Text">set</text:span></text:span></text:p>
        </text:list-item>
        <text:list-item>
          <text:p text:style-name="P66"><text:span text:style-name="Strong_20_Emphasis">без имени свойства</text:span>, потому что имя свойства уже указано во втором аргументе</text:p>
        </text:list-item>
      </text:list>
      <text:p text:style-name="P65">То есть структура дескриптора:</text:p>
      <text:p text:style-name="P67"><text:span text:style-name="Source_20_Text">Object.defineProperty(obj, "propertyName", {</text:span></text:p>
      <text:p text:style-name="P68"><text:span text:style-name="Source_20_Text"><text:s text:c="2"/>get: function() { ... },</text:span></text:p>
      <text:p text:style-name="P68"><text:span text:style-name="Source_20_Text"><text:s text:c="2"/>set: function(value) { ... }</text:span></text:p>
      <text:p text:style-name="P68"><text:span text:style-name="Source_20_Text">});</text:span></text:p>
      <text:p text:style-name="P65">Запомни: в <text:span text:style-name="Source_20_Text">defineProperty</text:span> нельзя писать <text:span text:style-name="Source_20_Text">get age()</text:span> или <text:span text:style-name="Source_20_Text">set age()</text:span>.<text:line-break/>Пишется только:</text:p>
      <text:list text:style-name="L15">
        <text:list-item>
          <text:p text:style-name="P69"><text:span text:style-name="Source_20_Text">get: function() { ... }</text:span></text:p>
        </text:list-item>
        <text:list-item>
          <text:p text:style-name="P69"><text:span text:style-name="Source_20_Text">set: function(value) { ... }</text:span></text:p>
        </text:list-item>
      </text:list>
      <text:h text:style-name="P70" text:outline-level="2">🔥 Внутри <text:span text:style-name="Source_20_Text">defineProperties</text:span> геттеры и сеттеры пишутся ТОЧНО ТАК ЖЕ, как в <text:span text:style-name="Source_20_Text">defineProperty</text:span></text:h>
      <text:p text:style-name="P65">То есть:</text:p>
      <text:list text:style-name="L16">
        <text:list-item>
          <text:p text:style-name="P71"><text:span text:style-name="Strong_20_Emphasis">имя свойства</text:span> — это ключ объекта</text:p>
        </text:list-item>
        <text:list-item>
          <text:p text:style-name="P71">внутри него — объект-дескриптор</text:p>
        </text:list-item>
        <text:list-item>
          <text:p text:style-name="P71">геттер и сеттер пишутся как:</text:p>
        </text:list-item>
      </text:list>
      <text:p text:style-name="P67"><text:span text:style-name="Source_20_Text">get: function() { ... }</text:span></text:p>
      <text:p text:style-name="P68"><text:span text:style-name="Source_20_Text">set: function(value) { ... }</text:span></text:p>
      <text:p text:style-name="P65">❗️НИКАКИХ <text:span text:style-name="Source_20_Text">get age()</text:span> или <text:span text:style-name="Source_20_Text">set age()</text:span> — только <text:span text:style-name="Source_20_Text">get:</text:span> и <text:span text:style-name="Source_20_Text">set:</text:span>.</text:p>
      <text:p text:style-name="P72"/>
      <text:h text:style-name="P73" text:outline-level="1">📌 Как устроена структура defineProperties (концептуально)</text:h>
      <text:p text:style-name="P67"><text:span text:style-name="Source_20_Text">Object.defineProperties(объект, {</text:span></text:p>
      <text:p text:style-name="P68"><text:span text:style-name="Source_20_Text"><text:s text:c="2"/>имяСвойства1: {</text:span></text:p>
      <text:p text:style-name="P68"><text:span text:style-name="Source_20_Text"><text:s text:c="4"/>get: function() { ... },</text:span></text:p>
      <text:p text:style-name="P68"><text:span text:style-name="Source_20_Text"><text:s text:c="4"/>set: function(value) { ... },</text:span></text:p>
      <text:p text:style-name="P68"><text:soft-page-break/><text:span text:style-name="Source_20_Text"><text:s text:c="4"/>enumerable: true,</text:span></text:p>
      <text:p text:style-name="P68"><text:span text:style-name="Source_20_Text"><text:s text:c="4"/>configurable: true</text:span></text:p>
      <text:p text:style-name="P68"><text:span text:style-name="Source_20_Text"><text:s text:c="2"/>},</text:span></text:p>
      <text:p text:style-name="P68"/>
      <text:p text:style-name="P68"><text:span text:style-name="Source_20_Text"><text:s text:c="2"/>имяСвойства2: {</text:span></text:p>
      <text:p text:style-name="P68"><text:span text:style-name="Source_20_Text"><text:s text:c="4"/>value: ...,</text:span></text:p>
      <text:p text:style-name="P68"><text:span text:style-name="Source_20_Text"><text:s text:c="4"/>writable: true</text:span></text:p>
      <text:p text:style-name="P68"><text:span text:style-name="Source_20_Text"><text:s text:c="2"/>},</text:span></text:p>
      <text:p text:style-name="P68"/>
      <text:p text:style-name="P68"><text:span text:style-name="Source_20_Text"><text:s text:c="2"/>имяСвойства3: {</text:span></text:p>
      <text:p text:style-name="P68"><text:span text:style-name="Source_20_Text"><text:s text:c="4"/>get: function() { ... }</text:span></text:p>
      <text:p text:style-name="P68"><text:span text:style-name="Source_20_Text"><text:s text:c="2"/>}</text:span></text:p>
      <text:p text:style-name="P68"><text:span text:style-name="Source_20_Text">});</text:span></text:p>
      <text:p text:style-name="P65">То есть:</text:p>
      <text:h text:style-name="P74" text:outline-level="3">✔️ каждый ключ — это имя свойства</text:h>
      <text:h text:style-name="P74" text:outline-level="3">✔️ каждый value — это объект-дескриптор</text:h>
      <text:h text:style-name="P74" text:outline-level="3">✔️ внутри дескриптора геттеры и сеттеры пишутся как <text:span text:style-name="Source_20_Text">get:</text:span> и <text:span text:style-name="Source_20_Text">set:</text:span></text:h>
      <text:p text:style-name="P63">отдельное внутреннее свойство (например, <text:span text:style-name="Source_20_Text">_area</text:span>, <text:span text:style-name="Source_20_Text">_value</text:span>, <text:span text:style-name="Source_20_Text">_data</text:span>) нужно <text:span text:style-name="Strong_20_Emphasis">только в тех случаях</text:span>, когда у тебя есть <text:span text:style-name="Strong_20_Emphasis">сеттер</text:span> — то есть когда свойство может <text:span text:style-name="Strong_20_Emphasis">запоминать</text:span> или <text:span text:style-name="Strong_20_Emphasis">менять</text:span> значение.</text:p>
      <text:p text:style-name="P65">Давай разложим по полочкам 👇</text:p>
      <text:p text:style-name="P72"/>
      <text:h text:style-name="P75" text:outline-level="2">🧠 Когда <text:span text:style-name="Emphasis">не нужно</text:span> хранить отдельное поле</text:h>
      <text:p text:style-name="P65">(твой случай с <text:span text:style-name="Source_20_Text">area</text:span>)</text:p>
      <text:list text:style-name="L17">
        <text:list-item>
          <text:p text:style-name="P76">У тебя <text:span text:style-name="Strong_20_Emphasis">только геттер</text:span>.</text:p>
        </text:list-item>
        <text:list-item>
          <text:p text:style-name="P76">Значение можно <text:span text:style-name="Strong_20_Emphasis">всегда вычислить</text:span> из других свойств (<text:span text:style-name="Source_20_Text">width</text:span> и <text:span text:style-name="Source_20_Text">height</text:span>).</text:p>
        </text:list-item>
        <text:list-item>
          <text:p text:style-name="P76">Оно <text:span text:style-name="Strong_20_Emphasis">не сохраняется</text:span>, потому что не нужно — ты просто возвращаешь результат вычисления.</text:p>
        </text:list-item>
      </text:list>
      <text:p text:style-name="P65">📘 Это называется <text:span text:style-name="Strong_20_Emphasis">вычисляемое (derived)</text:span> свойство.<text:line-break/>Оно не хранит данные — просто “читает” актуальные.</text:p>
      <text:p text:style-name="P65">Пример:</text:p>
      <text:list text:style-name="L18">
        <text:list-item>
          <text:p text:style-name="P77"><text:span text:style-name="Source_20_Text">area</text:span>, <text:span text:style-name="Source_20_Text">perimeter</text:span>, <text:span text:style-name="Source_20_Text">fullName</text:span> (из <text:span text:style-name="Source_20_Text">firstName</text:span> + <text:span text:style-name="Source_20_Text">lastName</text:span>),</text:p>
        </text:list-item>
        <text:list-item>
          <text:p text:style-name="P77"><text:span text:style-name="Source_20_Text">fahrenheit</text:span> (из <text:span text:style-name="Source_20_Text">celsius</text:span>),<text:line-break/>и т.д.</text:p>
        </text:list-item>
      </text:list>
      <text:p text:style-name="P72"/>
      <text:h text:style-name="P75" text:outline-level="2"><text:soft-page-break/>⚙️ Когда <text:span text:style-name="Emphasis">нужно</text:span> хранить отдельное поле</text:h>
      <text:p text:style-name="P65">(в случаях с сеттером)</text:p>
      <text:list text:style-name="L19">
        <text:list-item>
          <text:p text:style-name="P78">У тебя есть <text:span text:style-name="Strong_20_Emphasis">геттер и сеттер</text:span>, и они работают с <text:span text:style-name="Strong_20_Emphasis">одним и тем же хранилищем</text:span> — внутренним свойством (обычно <text:span text:style-name="Source_20_Text">_</text:span>-префикс).</text:p>
        </text:list-item>
        <text:list-item>
          <text:p text:style-name="P78">Это свойство реально <text:span text:style-name="Strong_20_Emphasis">сохраняет данные</text:span>, а геттер/сеттер управляют доступом.</text:p>
        </text:list-item>
        <text:list-item>
          <text:p text:style-name="P78">Например, ты хочешь валидировать, фильтровать или логировать изменения.</text:p>
        </text:list-item>
      </text:list>
      <text:p text:style-name="P65">📘 Это называется <text:span text:style-name="Strong_20_Emphasis">инкапсуляция</text:span> — когда доступ к реальным данным идёт через <text:span text:style-name="Source_20_Text">get</text:span> и <text:span text:style-name="Source_20_Text">set</text:span>.</text:p>
      <text:p text:style-name="P65">Пример:</text:p>
      <text:p text:style-name="P67"><text:span text:style-name="Source_20_Text">let user = {};</text:span></text:p>
      <text:p text:style-name="P68"><text:span text:style-name="Source_20_Text">Object.defineProperty(user, "age", {</text:span></text:p>
      <text:p text:style-name="P68"><text:span text:style-name="Source_20_Text"><text:s text:c="2"/>get() { return this._age; },</text:span></text:p>
      <text:p text:style-name="P68"><text:span text:style-name="Source_20_Text"><text:s text:c="2"/>set(value) {</text:span></text:p>
      <text:p text:style-name="P68"><text:span text:style-name="Source_20_Text"><text:s text:c="4"/>if (value &lt; 0) throw new Error("Возраст не может быть отрицательным");</text:span></text:p>
      <text:p text:style-name="P68"><text:span text:style-name="Source_20_Text"><text:s text:c="4"/>this._age = value;</text:span></text:p>
      <text:p text:style-name="P68"><text:span text:style-name="Source_20_Text"><text:s text:c="2"/>}</text:span></text:p>
      <text:p text:style-name="P68"><text:span text:style-name="Source_20_Text">});</text:span></text:p>
      <text:p text:style-name="P65">Здесь <text:span text:style-name="Source_20_Text">_age</text:span> — <text:span text:style-name="Strong_20_Emphasis">внутреннее хранилище</text:span>, куда реально записывается значение.</text:p>
      <text:p text:style-name="P63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header-rows>
          <table:table-row>
            <table:table-cell table:style-name="Таблица2.A1" office:value-type="string">
              <text:p text:style-name="P45">Метод</text:p>
            </table:table-cell>
            <table:table-cell table:style-name="Таблица2.A1" office:value-type="string">
              <text:p text:style-name="Table_20_Heading"><text:span text:style-name="T41">Покажет </text:span><text:span text:style-name="Source_20_Text"><text:span text:style-name="T41">name</text:span></text:span><text:span text:style-name="T41">?</text:span></text:p>
            </table:table-cell>
            <table:table-cell table:style-name="Таблица2.A1" office:value-type="string">
              <text:p text:style-name="P45">Почему</text:p>
            </table:table-cell>
          </table:table-row>
        </table:table-header-rows>
        <table:table-row>
          <table:table-cell table:style-name="Таблица2.A1" office:value-type="string">
            <text:p text:style-name="Table_20_Contents"><text:span text:style-name="Source_20_Text"><text:span text:style-name="T41">for...in</text:span></text:span></text:p>
          </table:table-cell>
          <table:table-cell table:style-name="Таблица2.A1" office:value-type="string">
            <text:p text:style-name="P46">❌ Нет</text:p>
          </table:table-cell>
          <table:table-cell table:style-name="Таблица2.A1" office:value-type="string">
            <text:p text:style-name="Table_20_Contents"><text:span text:style-name="T41">учитывает </text:span><text:span text:style-name="Source_20_Text"><text:span text:style-name="T41">enumerable: false</text:span>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41">Object.keys()</text:span></text:span></text:p>
          </table:table-cell>
          <table:table-cell table:style-name="Таблица2.A1" office:value-type="string">
            <text:p text:style-name="P46">❌ Нет</text:p>
          </table:table-cell>
          <table:table-cell table:style-name="Таблица2.A1" office:value-type="string">
            <text:p text:style-name="Table_20_Contents"><text:span text:style-name="T41">учитывает </text:span><text:span text:style-name="Source_20_Text"><text:span text:style-name="T41">enumerable: false</text:span></text:span>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41">Object.getOwnPropertyNames()</text:span></text:span></text:p>
          </table:table-cell>
          <table:table-cell table:style-name="Таблица2.A1" office:value-type="string">
            <text:p text:style-name="P46">✅ Да</text:p>
          </table:table-cell>
          <table:table-cell table:style-name="Таблица2.A1" office:value-type="string">
            <text:p text:style-name="P46">показывает все собственные строковые свойства</text:p>
          </table:table-cell>
        </table:table-row>
        <table:table-row>
          <table:table-cell table:style-name="Таблица2.A1" office:value-type="string">
            <text:p text:style-name="Table_20_Contents"><text:span text:style-name="Source_20_Text"><text:span text:style-name="T41">Reflect.ownKeys()</text:span></text:span></text:p>
          </table:table-cell>
          <table:table-cell table:style-name="Таблица2.A1" office:value-type="string">
            <text:p text:style-name="P46">✅ Да</text:p>
          </table:table-cell>
          <table:table-cell table:style-name="Таблица2.A1" office:value-type="string">
            <text:p text:style-name="Table_20_Contents"><text:span text:style-name="T41">показывает </text:span><text:span text:style-name="Strong_20_Emphasis"><text:span text:style-name="T41">всё</text:span></text:span><text:span text:style-name="T41">: и перечисляемые, и нет</text:span></text:p>
          </table:table-cell>
        </table:table-row>
      </table:table>
      <text:p text:style-name="P63"/>
      <text:p text:style-name="P79">Чтобы пройти через обычный <text:span text:style-name="T42">for </text:span>нам необходимо переварить в символ итератор либо же добавить<text:span text:style-name="T42"> </text:span>индекс и <text:span text:style-name="T42">length</text:span></text:p>
      <text:p text:style-name="P63"/>
      <text:p text:style-name="P80">Set <text:span text:style-name="T44">записывает свойства если при сохрнанини используются другие названия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8T00:32:57.998237900</meta:creation-date>
    <dc:date>2025-12-04T16:52:21.435895600</dc:date>
    <meta:editing-duration>PT2H36M52S</meta:editing-duration>
    <meta:editing-cycles>33</meta:editing-cycles>
    <meta:generator>LibreOffice/25.2.7.2$Windows_X86_64 LibreOffice_project/5cbfd1ab6520636bb5f7b99185aa69bd7456825d</meta:generator>
    <meta:document-statistic meta:table-count="2" meta:image-count="0" meta:object-count="0" meta:page-count="21" meta:paragraph-count="551" meta:word-count="2831" meta:character-count="18545" meta:non-whitespace-character-count="15899"/>
  </office:meta>
</office:document-meta>
</file>